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2.18cm"/>
    </style:style>
    <style:style style:name="co12" style:family="table-column">
      <style:table-column-properties fo:break-before="auto" style:column-width="7.21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62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993cm" fo:break-before="auto" style:use-optimal-row-height="false"/>
    </style:style>
    <style:style style:name="ro7" style:family="table-row">
      <style:table-row-properties style:row-height="0.64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6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1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0">
      <style:table-cell-properties fo:background-color="transparent" fo:border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0" style:family="table-cell" style:parent-style-name="Default" style:data-style-name="N11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74" style:family="table-cell" style:parent-style-name="Default" style:data-style-name="N11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17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7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177" style:family="table-cell" style:parent-style-name="Default">
      <style:text-properties fo:font-size="14pt" style:font-size-asian="14pt" style:font-size-complex="14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fo:border-left="0.06pt solid #000000" fo:border-right="0.06pt solid #000000" fo:border-top="none"/>
    </style:style>
    <style:style style:name="ce18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19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4" style:family="table-cell" style:parent-style-name="Default" style:data-style-name="N119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5" style:family="table-cell" style:parent-style-name="Default" style:data-style-name="N11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6" style:family="table-cell" style:parent-style-name="Default" style:data-style-name="N119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87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88" style:family="table-cell" style:parent-style-name="Default" style:data-style-name="N11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89" style:family="table-cell" style:parent-style-name="Default" style:data-style-name="N3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0" style:family="table-cell" style:parent-style-name="Default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1" style:family="table-cell" style:parent-style-name="Default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ackground-color="transparent" fo:border="none"/>
    </style:style>
    <style:style style:name="ce19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96" style:family="table-cell" style:parent-style-name="Default">
      <style:table-cell-properties fo:background-color="transparent" fo:border="0.06pt solid #000000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9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9" style:family="table-cell" style:parent-style-name="Default">
      <style:table-cell-properties fo:border="0.06pt solid #000000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Verdana" fo:font-size="7.59999990463257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59999990463257pt" style:language-asian="zh" style:country-asian="CN" style:font-style-asian="normal" style:font-weight-asian="normal" style:font-name-complex="Liberation Sans1" style:font-size-complex="7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4" style:family="table-cell" style:parent-style-name="Default">
      <style:text-properties fo:color="#000000" style:text-outline="false" style:text-line-through-style="none" style:text-line-through-type="none" style:font-name="Verdana" fo:font-size="7.59999990463257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7.59999990463257pt" style:language-asian="zh" style:country-asian="CN" style:font-style-asian="normal" style:font-weight-asian="normal" style:font-name-complex="Liberation Sans1" style:font-size-complex="7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07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08" style:family="table-cell" style:parent-style-name="Default" style:data-style-name="N116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09" style:family="table-cell" style:parent-style-name="Default" style:data-style-name="N11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 style:data-style-name="N16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14" style:family="table-cell" style:parent-style-name="Default" style:data-style-name="N165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215" style:family="table-cell" style:parent-style-name="Default" style:data-style-name="N16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osto de Venta y Produc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3"/>
          <table:covered-table-cell table:style-name="ce143"/>
          <table:covered-table-cell table:number-columns-repeated="2" table:style-name="ce2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1"/>
          <table:table-cell table:style-name="ce125"/>
          <table:table-cell table:style-name="ce19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OSTOS OPERACIONALES" calcext:value-type="string">
            <text:p><text:s/>COSTOS OPERACIONALES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2"/>
          <table:table-cell table:style-name="ce10"/>
          <table:table-cell table:style-name="ce80" office:value-type="string" office:string-value="COSTOS OPERACIONALES" calcext:value-type="string">
            <text:p><text:s/>COSTOS OPERACIONALES </text:p>
          </table:table-cell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1.04" calcext:value-type="string">
            <text:p><text:s/>5.1.03.01.04 </text:p>
          </table:table-cell>
          <table:table-cell table:style-name="ce81" office:value-type="string" office:string-value="Enlace de Datos / Servicio Internet" calcext:value-type="string">
            <text:p><text:s/>Enlace de Datos / Servicio Internet </text:p>
          </table:table-cell>
          <table:table-cell table:style-name="ce34"/>
          <table:table-cell table:style-name="ce104" office:value-type="float" office:value="53129.31" calcext:value-type="float">
            <text:p>53,129</text:p>
          </table:table-cell>
          <table:table-cell table:style-name="ce115"/>
          <table:table-cell table:style-name="ce104"/>
          <table:table-cell table:style-name="ce122" table:formula="of:=[.D11]+[.E11]-[.F11]" office:value-type="float" office:value="53129.31" calcext:value-type="float">
            <text:p>53,129</text:p>
          </table:table-cell>
          <table:table-cell table:style-name="ce10" office:value-type="string" office:string-value="5.1.03.01.04" calcext:value-type="string">
            <text:p><text:s/>5.1.03.01.04 </text:p>
          </table:table-cell>
          <table:table-cell table:style-name="ce81" office:value-type="string" office:string-value="Enlace de Datos / Servicio Internet" calcext:value-type="string">
            <text:p><text:s/>Enlace de Datos / Servicio Internet </text:p>
          </table:table-cell>
          <table:table-cell table:style-name="ce104" office:value-type="float" office:value="71316.04" calcext:value-type="float">
            <text:p>71,316</text:p>
          </table:table-cell>
          <table:table-cell table:style-name="ce145" table:formula="of:=+[.G11]-[.J11]" office:value-type="float" office:value="-18186.73" calcext:value-type="float">
            <text:p>-18,18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1.08" calcext:value-type="string">
            <text:p><text:s/>5.1.03.01.08 </text:p>
          </table:table-cell>
          <table:table-cell table:style-name="ce81" office:value-type="string" office:string-value="Mantenimiento de Equipos" calcext:value-type="string">
            <text:p><text:s/>Mantenimiento de Equipos </text:p>
          </table:table-cell>
          <table:table-cell table:style-name="ce34"/>
          <table:table-cell table:style-name="ce104" office:value-type="float" office:value="52779.2" calcext:value-type="float">
            <text:p>52,779</text:p>
          </table:table-cell>
          <table:table-cell table:style-name="ce115"/>
          <table:table-cell table:style-name="ce104"/>
          <table:table-cell table:style-name="ce122" table:formula="of:=[.D12]+[.E12]-[.F12]" office:value-type="float" office:value="52779.2" calcext:value-type="float">
            <text:p>52,779</text:p>
          </table:table-cell>
          <table:table-cell table:style-name="ce10" office:value-type="string" office:string-value="5.1.03.01.08" calcext:value-type="string">
            <text:p><text:s/>5.1.03.01.08 </text:p>
          </table:table-cell>
          <table:table-cell table:style-name="ce81" office:value-type="string" office:string-value="Mantenimiento de Equipos" calcext:value-type="string">
            <text:p><text:s/>Mantenimiento de Equipos </text:p>
          </table:table-cell>
          <table:table-cell table:style-name="ce104" office:value-type="float" office:value="77224.48" calcext:value-type="float">
            <text:p>77,224</text:p>
          </table:table-cell>
          <table:table-cell table:style-name="ce145" table:formula="of:=+[.G12]-[.J12]" office:value-type="float" office:value="-24445.28" calcext:value-type="float">
            <text:p>-24,44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3.04" calcext:value-type="string">
            <text:p><text:s/>5.1.03.03.04 </text:p>
          </table:table-cell>
          <table:table-cell table:style-name="ce81" office:value-type="string" office:string-value="Centrales Telefonicas" calcext:value-type="string">
            <text:p><text:s/>Centrales Telefonicas </text:p>
          </table:table-cell>
          <table:table-cell table:style-name="ce34"/>
          <table:table-cell table:style-name="ce104" office:value-type="float" office:value="443.23" calcext:value-type="float">
            <text:p>443</text:p>
          </table:table-cell>
          <table:table-cell table:style-name="ce115"/>
          <table:table-cell table:style-name="ce104"/>
          <table:table-cell table:style-name="ce122" table:formula="of:=[.D13]+[.E13]-[.F13]" office:value-type="float" office:value="443.23" calcext:value-type="float">
            <text:p>443</text:p>
          </table:table-cell>
          <table:table-cell table:style-name="ce10" office:value-type="string" office:string-value="5.1.03.03.04" calcext:value-type="string">
            <text:p><text:s/>5.1.03.03.04 </text:p>
          </table:table-cell>
          <table:table-cell table:style-name="ce81" office:value-type="string" office:string-value="Centrales Telefonicas" calcext:value-type="string">
            <text:p><text:s/>Centrales Telefonicas </text:p>
          </table:table-cell>
          <table:table-cell table:style-name="ce104" office:value-type="float" office:value="784.23" calcext:value-type="float">
            <text:p>784</text:p>
          </table:table-cell>
          <table:table-cell table:style-name="ce145" table:formula="of:=+[.G13]-[.J13]" office:value-type="float" office:value="-341" calcext:value-type="float">
            <text:p>-34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31"/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OSTOS DE INTERCONEXIÓN" calcext:value-type="string">
            <text:p><text:s/>COSTOS DE INTERCONEXIÓN </text:p>
          </table:table-cell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80" office:value-type="string" office:string-value="COSTOS DE INTERCONEXIÓN" calcext:value-type="string">
            <text:p><text:s/>COSTOS DE INTERCONEXIÓN </text:p>
          </table:table-cell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1" calcext:value-type="string">
            <text:p><text:s/>5.1.03.02.01 </text:p>
          </table:table-cell>
          <table:table-cell table:style-name="ce81" office:value-type="string" office:string-value="Otecel S.A. “Movistar”" calcext:value-type="string">
            <text:p><text:s/>Otecel S.A. “Movistar” </text:p>
          </table:table-cell>
          <table:table-cell table:style-name="ce34"/>
          <table:table-cell table:style-name="ce104" office:value-type="float" office:value="13080.22" calcext:value-type="float">
            <text:p>13,080</text:p>
          </table:table-cell>
          <table:table-cell table:style-name="ce115"/>
          <table:table-cell table:style-name="ce104"/>
          <table:table-cell table:style-name="ce122" table:formula="of:=[.D16]+[.E16]-[.F16]" office:value-type="float" office:value="13080.22" calcext:value-type="float">
            <text:p>13,080</text:p>
          </table:table-cell>
          <table:table-cell table:style-name="ce10" office:value-type="string" office:string-value="5.1.03.02.01" calcext:value-type="string">
            <text:p><text:s/>5.1.03.02.01 </text:p>
          </table:table-cell>
          <table:table-cell table:style-name="ce81" office:value-type="string" office:string-value="Otecel S.A. “Movistar”" calcext:value-type="string">
            <text:p><text:s/>Otecel S.A. “Movistar” </text:p>
          </table:table-cell>
          <table:table-cell table:style-name="ce104" office:value-type="float" office:value="11287.61" calcext:value-type="float">
            <text:p>11,288</text:p>
          </table:table-cell>
          <table:table-cell table:style-name="ce145" table:formula="of:=+[.G16]-[.J16]" office:value-type="float" office:value="1792.61" calcext:value-type="float">
            <text:p>1,7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2" calcext:value-type="string">
            <text:p><text:s/>5.1.03.02.02 </text:p>
          </table:table-cell>
          <table:table-cell table:style-name="ce81" office:value-type="string" office:string-value="Global Think Technologu S.A." calcext:value-type="string">
            <text:p><text:s/>Global Think Technologu S.A. </text:p>
          </table:table-cell>
          <table:table-cell table:style-name="ce34"/>
          <table:table-cell table:style-name="ce104" office:value-type="float" office:value="22500" calcext:value-type="float">
            <text:p>22,500</text:p>
          </table:table-cell>
          <table:table-cell table:style-name="ce115"/>
          <table:table-cell table:style-name="ce104"/>
          <table:table-cell table:style-name="ce122" table:formula="of:=[.D17]+[.E17]-[.F17]" office:value-type="float" office:value="22500" calcext:value-type="float">
            <text:p>22,500</text:p>
          </table:table-cell>
          <table:table-cell table:style-name="ce10" office:value-type="string" office:string-value="5.1.03.02.02" calcext:value-type="string">
            <text:p><text:s/>5.1.03.02.02 </text:p>
          </table:table-cell>
          <table:table-cell table:style-name="ce81" office:value-type="string" office:string-value="Global Think Technologu S.A." calcext:value-type="string">
            <text:p><text:s/>Global Think Technologu S.A. </text:p>
          </table:table-cell>
          <table:table-cell table:style-name="ce104" office:value-type="float" office:value="30832.74" calcext:value-type="float">
            <text:p>30,833</text:p>
          </table:table-cell>
          <table:table-cell table:style-name="ce145" table:formula="of:=+[.G17]-[.J17]" office:value-type="float" office:value="-8332.74" calcext:value-type="float">
            <text:p>-8,33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4" calcext:value-type="string">
            <text:p><text:s/>5.1.03.02.04 </text:p>
          </table:table-cell>
          <table:table-cell table:style-name="ce81" office:value-type="string" office:string-value="CNT EP – Telecsa S.A. “Alegro PCS”" calcext:value-type="string">
            <text:p><text:s/>CNT EP – Telecsa S.A. “Alegro PCS” </text:p>
          </table:table-cell>
          <table:table-cell table:style-name="ce34"/>
          <table:table-cell table:style-name="ce104" office:value-type="float" office:value="13169.53" calcext:value-type="float">
            <text:p>13,170</text:p>
          </table:table-cell>
          <table:table-cell table:style-name="ce115"/>
          <table:table-cell table:style-name="ce104"/>
          <table:table-cell table:style-name="ce122" table:formula="of:=[.D18]+[.E18]-[.F18]" office:value-type="float" office:value="13169.53" calcext:value-type="float">
            <text:p>13,170</text:p>
          </table:table-cell>
          <table:table-cell table:style-name="ce10" office:value-type="string" office:string-value="5.1.03.02.04" calcext:value-type="string">
            <text:p><text:s/>5.1.03.02.04 </text:p>
          </table:table-cell>
          <table:table-cell table:style-name="ce81" office:value-type="string" office:string-value="CNT EP – Telecsa S.A. “Alegro PCS”" calcext:value-type="string">
            <text:p><text:s/>CNT EP – Telecsa S.A. “Alegro PCS” </text:p>
          </table:table-cell>
          <table:table-cell table:style-name="ce104" office:value-type="float" office:value="15431.58" calcext:value-type="float">
            <text:p>15,432</text:p>
          </table:table-cell>
          <table:table-cell table:style-name="ce145" table:formula="of:=+[.G18]-[.J18]" office:value-type="float" office:value="-2262.05" calcext:value-type="float">
            <text:p>-2,2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5" calcext:value-type="string">
            <text:p><text:s/>5.1.03.02.05 </text:p>
          </table:table-cell>
          <table:table-cell table:style-name="ce81" office:value-type="string" office:string-value="Conecel “Porta”" calcext:value-type="string">
            <text:p><text:s/>Conecel “Porta” </text:p>
          </table:table-cell>
          <table:table-cell table:style-name="ce34"/>
          <table:table-cell table:style-name="ce104" office:value-type="float" office:value="29489.97" calcext:value-type="float">
            <text:p>29,490</text:p>
          </table:table-cell>
          <table:table-cell table:style-name="ce115"/>
          <table:table-cell table:style-name="ce104"/>
          <table:table-cell table:style-name="ce122" table:formula="of:=[.D19]+[.E19]-[.F19]" office:value-type="float" office:value="29489.97" calcext:value-type="float">
            <text:p>29,490</text:p>
          </table:table-cell>
          <table:table-cell table:style-name="ce10" office:value-type="string" office:string-value="5.1.03.02.05" calcext:value-type="string">
            <text:p><text:s/>5.1.03.02.05 </text:p>
          </table:table-cell>
          <table:table-cell table:style-name="ce81" office:value-type="string" office:string-value="Conecel “Porta”" calcext:value-type="string">
            <text:p><text:s/>Conecel “Porta” </text:p>
          </table:table-cell>
          <table:table-cell table:style-name="ce104" office:value-type="float" office:value="20123.38" calcext:value-type="float">
            <text:p>20,123</text:p>
          </table:table-cell>
          <table:table-cell table:style-name="ce145" table:formula="of:=+[.G19]-[.J19]" office:value-type="float" office:value="9366.59" calcext:value-type="float">
            <text:p>9,36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7" calcext:value-type="string">
            <text:p><text:s/>5.1.03.02.07 </text:p>
          </table:table-cell>
          <table:table-cell table:style-name="ce81" office:value-type="string" office:string-value="CNT EP – Ex-Pacifictel" calcext:value-type="string">
            <text:p><text:s/>CNT EP – Ex-Pacifictel </text:p>
          </table:table-cell>
          <table:table-cell table:style-name="ce34"/>
          <table:table-cell table:style-name="ce104" office:value-type="float" office:value="15083.57" calcext:value-type="float">
            <text:p>15,084</text:p>
          </table:table-cell>
          <table:table-cell table:style-name="ce115"/>
          <table:table-cell table:style-name="ce104"/>
          <table:table-cell table:style-name="ce122" table:formula="of:=[.D20]+[.E20]-[.F20]" office:value-type="float" office:value="15083.57" calcext:value-type="float">
            <text:p>15,084</text:p>
          </table:table-cell>
          <table:table-cell table:style-name="ce10" office:value-type="string" office:string-value="5.1.03.02.07" calcext:value-type="string">
            <text:p><text:s/>5.1.03.02.07 </text:p>
          </table:table-cell>
          <table:table-cell table:style-name="ce81" office:value-type="string" office:string-value="CNT EP – Ex-Pacifictel" calcext:value-type="string">
            <text:p><text:s/>CNT EP – Ex-Pacifictel </text:p>
          </table:table-cell>
          <table:table-cell table:style-name="ce104" office:value-type="float" office:value="31421.36" calcext:value-type="float">
            <text:p>31,421</text:p>
          </table:table-cell>
          <table:table-cell table:style-name="ce145" table:formula="of:=+[.G20]-[.J20]" office:value-type="float" office:value="-16337.79" calcext:value-type="float">
            <text:p>-16,33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8" calcext:value-type="string">
            <text:p><text:s/>5.1.03.02.08 </text:p>
          </table:table-cell>
          <table:table-cell table:style-name="ce81" office:value-type="string" office:string-value="Setel “TV Cable”" calcext:value-type="string">
            <text:p><text:s/>Setel “TV Cable” </text:p>
          </table:table-cell>
          <table:table-cell table:style-name="ce34"/>
          <table:table-cell table:style-name="ce104" office:value-type="float" office:value="2202.14" calcext:value-type="float">
            <text:p>2,202</text:p>
          </table:table-cell>
          <table:table-cell table:style-name="ce115"/>
          <table:table-cell table:style-name="ce104"/>
          <table:table-cell table:style-name="ce122" table:formula="of:=[.D21]+[.E21]-[.F21]" office:value-type="float" office:value="2202.14" calcext:value-type="float">
            <text:p>2,202</text:p>
          </table:table-cell>
          <table:table-cell table:style-name="ce10" office:value-type="string" office:string-value="5.1.03.02.08" calcext:value-type="string">
            <text:p><text:s/>5.1.03.02.08 </text:p>
          </table:table-cell>
          <table:table-cell table:style-name="ce81" office:value-type="string" office:string-value="Setel “TV Cable”" calcext:value-type="string">
            <text:p><text:s/>Setel “TV Cable” </text:p>
          </table:table-cell>
          <table:table-cell table:style-name="ce104" office:value-type="float" office:value="3686.13" calcext:value-type="float">
            <text:p>3,686</text:p>
          </table:table-cell>
          <table:table-cell table:style-name="ce145" table:formula="of:=+[.G21]-[.J21]" office:value-type="float" office:value="-1483.99" calcext:value-type="float">
            <text:p>-1,48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15" calcext:value-type="string">
            <text:p><text:s/>5.1.03.02.15 </text:p>
          </table:table-cell>
          <table:table-cell table:style-name="ce81" office:value-type="string" office:string-value="ETAPA EP" calcext:value-type="string">
            <text:p><text:s/>ETAPA EP </text:p>
          </table:table-cell>
          <table:table-cell table:style-name="ce34"/>
          <table:table-cell table:style-name="ce104" office:value-type="float" office:value="2463.47" calcext:value-type="float">
            <text:p>2,463</text:p>
          </table:table-cell>
          <table:table-cell table:style-name="ce115"/>
          <table:table-cell table:style-name="ce104"/>
          <table:table-cell table:style-name="ce122" table:formula="of:=[.D22]+[.E22]-[.F22]" office:value-type="float" office:value="2463.47" calcext:value-type="float">
            <text:p>2,463</text:p>
          </table:table-cell>
          <table:table-cell table:style-name="ce10" office:value-type="string" office:string-value="5.1.03.02.15" calcext:value-type="string">
            <text:p><text:s/>5.1.03.02.15 </text:p>
          </table:table-cell>
          <table:table-cell table:style-name="ce81" office:value-type="string" office:string-value="ETAPA EP" calcext:value-type="string">
            <text:p><text:s/>ETAPA EP </text:p>
          </table:table-cell>
          <table:table-cell table:style-name="ce104" office:value-type="float" office:value="3307.26" calcext:value-type="float">
            <text:p>3,307</text:p>
          </table:table-cell>
          <table:table-cell table:style-name="ce145" table:formula="of:=+[.G22]-[.J22]" office:value-type="float" office:value="-843.79" calcext:value-type="float">
            <text:p>-84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6" table:number-columns-repeated="2"/>
          <table:table-cell table:style-name="ce105" table:number-columns-repeated="3"/>
          <table:table-cell table:style-name="ce123"/>
          <table:table-cell table:style-name="ce126"/>
          <table:table-cell table:style-name="ce40"/>
          <table:table-cell table:style-name="ce141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3])" office:value-type="float" office:value="204340.64" calcext:value-type="float">
            <text:p>204,341</text:p>
          </table:table-cell>
          <table:table-cell table:style-name="ce106" table:formula="of:=SUM([.E9:.E23])" office:value-type="float" office:value="0" calcext:value-type="float">
            <text:p>0</text:p>
          </table:table-cell>
          <table:table-cell table:style-name="ce106" table:formula="of:=SUM([.F9:.F23])" office:value-type="float" office:value="0" calcext:value-type="float">
            <text:p>0</text:p>
          </table:table-cell>
          <table:table-cell table:style-name="ce106" table:formula="of:=SUM([.G9:.G23])" office:value-type="float" office:value="204340.64" calcext:value-type="float">
            <text:p>204,341</text:p>
          </table:table-cell>
          <table:table-cell table:style-name="ce43" table:formula="of:=SUM([.H9:.H23])" office:value-type="float" office:value="0" calcext:value-type="float">
            <text:p>- </text:p>
          </table:table-cell>
          <table:table-cell table:style-name="ce43" table:formula="of:=SUM([.I9:.I23])" office:value-type="float" office:value="0" calcext:value-type="float">
            <text:p>- </text:p>
          </table:table-cell>
          <table:table-cell table:style-name="ce106" table:formula="of:=SUM([.J9:.J23])" office:value-type="float" office:value="265414.81" calcext:value-type="float">
            <text:p>265,415</text:p>
          </table:table-cell>
          <table:table-cell table:style-name="ce147" table:formula="of:=SUM([.K9:.K11])" office:value-type="float" office:value="-18186.73" calcext:value-type="float">
            <text:p>-18,18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2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4" table:number-columns-repeated="2"/>
          <table:table-cell table:style-name="ce56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Mantenimiento de Equipos</text:p>
          </table:table-cell>
          <table:table-cell table:style-name="ce57"/>
          <table:table-cell table:style-name="ce110" table:formula="of:=[.G12]" office:value-type="float" office:value="52779.2" calcext:value-type="float">
            <text:p>52,779</text:p>
          </table:table-cell>
          <table:table-cell table:style-name="ce110" table:formula="of:=[.J12]" office:value-type="float" office:value="77224.48" calcext:value-type="float">
            <text:p>77,224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Centrales Telefónicas</text:p>
          </table:table-cell>
          <table:table-cell table:style-name="ce57"/>
          <table:table-cell table:style-name="ce110" table:formula="of:=[.G13]" office:value-type="float" office:value="443.23" calcext:value-type="float">
            <text:p>443</text:p>
          </table:table-cell>
          <table:table-cell table:style-name="ce110" table:formula="of:=[.J13]" office:value-type="float" office:value="784.23" calcext:value-type="float">
            <text:p>784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table:number-columns-repeated="2"/>
          <table:table-cell table:style-name="ce110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0" office:value-type="string" calcext:value-type="string">
            <text:p>Costos de Interconexión</text:p>
          </table:table-cell>
          <table:table-cell table:style-name="ce57"/>
          <table:table-cell table:style-name="ce110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Enlace de Datos y Servicio Internet</text:p>
          </table:table-cell>
          <table:table-cell table:style-name="ce57"/>
          <table:table-cell table:style-name="ce110" table:formula="of:=[.G11]" office:value-type="float" office:value="53129.31" calcext:value-type="float">
            <text:p>53,129</text:p>
          </table:table-cell>
          <table:table-cell table:style-name="ce110" table:formula="of:=[.J11]" office:value-type="float" office:value="71316.04" calcext:value-type="float">
            <text:p>71,316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Global Think Technologu S.A.</text:p>
          </table:table-cell>
          <table:table-cell table:style-name="ce57"/>
          <table:table-cell table:style-name="ce110" table:formula="of:=[.G17]" office:value-type="float" office:value="22500" calcext:value-type="float">
            <text:p>22,500</text:p>
          </table:table-cell>
          <table:table-cell table:style-name="ce110" table:formula="of:=[.J17]" office:value-type="float" office:value="30832.74" calcext:value-type="float">
            <text:p>30,833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CNT EP – ex Pacifictel</text:p>
          </table:table-cell>
          <table:table-cell table:style-name="ce57"/>
          <table:table-cell table:style-name="ce110" table:formula="of:=[.G20]" office:value-type="float" office:value="15083.57" calcext:value-type="float">
            <text:p>15,084</text:p>
          </table:table-cell>
          <table:table-cell table:style-name="ce110" table:formula="of:=[.J20]" office:value-type="float" office:value="31421.36" calcext:value-type="float">
            <text:p>31,421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CNT – Telecsa S.A.</text:p>
          </table:table-cell>
          <table:table-cell table:style-name="ce57"/>
          <table:table-cell table:style-name="ce110" table:formula="of:=[.G18]" office:value-type="float" office:value="13169.53" calcext:value-type="float">
            <text:p>13,170</text:p>
          </table:table-cell>
          <table:table-cell table:style-name="ce110" table:formula="of:=[.J18]" office:value-type="float" office:value="15431.58" calcext:value-type="float">
            <text:p>15,432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Conecel S.A.</text:p>
          </table:table-cell>
          <table:table-cell table:style-name="ce57"/>
          <table:table-cell table:style-name="ce110" table:formula="of:=[.G19]" office:value-type="float" office:value="29489.97" calcext:value-type="float">
            <text:p>29,490</text:p>
          </table:table-cell>
          <table:table-cell table:style-name="ce110" table:formula="of:=[.J19]" office:value-type="float" office:value="20123.38" calcext:value-type="float">
            <text:p>20,123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Otecel S.A.</text:p>
          </table:table-cell>
          <table:table-cell table:style-name="ce57"/>
          <table:table-cell table:style-name="ce110" table:formula="of:=[.G16]" office:value-type="float" office:value="13080.22" calcext:value-type="float">
            <text:p>13,080</text:p>
          </table:table-cell>
          <table:table-cell table:style-name="ce110" table:formula="of:=[.J16]" office:value-type="float" office:value="11287.61" calcext:value-type="float">
            <text:p>11,288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ETAPA EP</text:p>
          </table:table-cell>
          <table:table-cell table:style-name="ce57"/>
          <table:table-cell table:style-name="ce110" table:formula="of:=[.G22]" office:value-type="float" office:value="2463.47" calcext:value-type="float">
            <text:p>2,463</text:p>
          </table:table-cell>
          <table:table-cell table:style-name="ce110" table:formula="of:=[.J22]" office:value-type="float" office:value="3307.26" calcext:value-type="float">
            <text:p>3,307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91" office:value-type="string" calcext:value-type="string">
            <text:p>Setel S.A.</text:p>
          </table:table-cell>
          <table:table-cell table:style-name="ce57"/>
          <table:table-cell table:style-name="ce110" table:formula="of:=[.G21]" office:value-type="float" office:value="2202.14" calcext:value-type="float">
            <text:p>2,202</text:p>
          </table:table-cell>
          <table:table-cell table:style-name="ce110" table:formula="of:=[.J21]" office:value-type="float" office:value="3686.13" calcext:value-type="float">
            <text:p>3,686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table:number-columns-repeated="2"/>
          <table:table-cell table:style-name="ce111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29:.D41])" office:value-type="float" office:value="204340.64" calcext:value-type="float">
            <text:p>204,341</text:p>
          </table:table-cell>
          <table:table-cell table:style-name="ce106" table:formula="of:=+SUM([.E29:.E41])" office:value-type="float" office:value="265414.81" calcext:value-type="float">
            <text:p>265,415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23" table:number-columns-repeated="10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4">
          <table:table-cell table:style-name="ce23" table:number-columns-repeated="12"/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cconexion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1015" table:default-cell-style-name="Default"/>
        <table:table-row table:style-name="ro2">
          <table:table-cell table:style-name="ce165" office:value-type="string" calcext:value-type="string">
            <text:p>LINKOTEL S.A.</text:p>
          </table:table-cell>
          <table:table-cell table:style-name="ce169" table:number-columns-repeated="3"/>
          <table:table-cell table:style-name="ce194"/>
          <table:table-cell table:number-columns-repeated="1019"/>
        </table:table-row>
        <table:table-row table:style-name="ro2">
          <table:table-cell table:style-name="ce165" office:value-type="string" calcext:value-type="string">
            <text:p>Prueba de Costos de Interconexión</text:p>
          </table:table-cell>
          <table:table-cell table:style-name="ce169" table:number-columns-repeated="3"/>
          <table:table-cell table:style-name="ce194"/>
          <table:table-cell table:number-columns-repeated="1019"/>
        </table:table-row>
        <table:table-row table:style-name="ro2">
          <table:table-cell table:style-name="ce165" office:value-type="string" calcext:value-type="string">
            <text:p>Estados Financieros Auditados al 31 de Diciembre del 2021</text:p>
          </table:table-cell>
          <table:table-cell table:style-name="ce169" table:number-columns-repeated="3"/>
          <table:table-cell table:style-name="ce194"/>
          <table:table-cell table:number-columns-repeated="1019"/>
        </table:table-row>
        <table:table-row table:style-name="ro2">
          <table:table-cell table:style-name="ce166" table:number-columns-repeated="5"/>
          <table:table-cell table:number-columns-repeated="1019"/>
        </table:table-row>
        <table:table-row table:style-name="ro5">
          <table:table-cell table:style-name="ce167" office:value-type="string" calcext:value-type="string">
            <text:p>COSTOS DE INTERCONEXIÓN <text:s/></text:p>
          </table:table-cell>
          <table:table-cell table:style-name="ce170"/>
          <table:table-cell table:style-name="ce182" table:number-columns-repeated="2"/>
          <table:table-cell table:style-name="ce166"/>
          <table:table-cell table:number-columns-repeated="1019"/>
        </table:table-row>
        <table:table-row table:style-name="ro2">
          <table:table-cell table:style-name="ce166"/>
          <table:table-cell table:style-name="ce171" office:value-type="string" calcext:value-type="string" table:number-columns-spanned="3" table:number-rows-spanned="1">
            <text:p>Según Contabilidad</text:p>
          </table:table-cell>
          <table:covered-table-cell table:style-name="ce183"/>
          <table:covered-table-cell table:style-name="ce189"/>
          <table:table-cell table:style-name="ce195"/>
          <table:table-cell table:number-columns-repeated="1019"/>
        </table:table-row>
        <table:table-row table:style-name="ro2">
          <table:table-cell table:style-name="ce166"/>
          <table:table-cell table:style-name="ce172" office:value-type="string" calcext:value-type="string">
            <text:p>Cuenta</text:p>
          </table:table-cell>
          <table:table-cell table:style-name="ce184" office:value-type="string" office:string-value="Proveedor" calcext:value-type="string">
            <text:p><text:s/>Proveedor </text:p>
          </table:table-cell>
          <table:table-cell table:style-name="ce190" office:value-type="string" calcext:value-type="string">
            <text:p>Valor</text:p>
          </table:table-cell>
          <table:table-cell table:style-name="ce196"/>
          <table:table-cell table:number-columns-repeated="1019"/>
        </table:table-row>
        <table:table-row table:style-name="ro2">
          <table:table-cell table:style-name="ce166"/>
          <table:table-cell table:style-name="ce173"/>
          <table:table-cell table:style-name="ce185"/>
          <table:table-cell table:style-name="ce191"/>
          <table:table-cell table:style-name="ce175"/>
          <table:table-cell table:number-columns-repeated="1019"/>
        </table:table-row>
        <table:table-row table:style-name="ro2">
          <table:table-cell table:style-name="ce166"/>
          <table:table-cell table:style-name="ce174" office:value-type="string" office:string-value="5.1.03.02.01" calcext:value-type="string">
            <text:p><text:s/>5.1.03.02.01 </text:p>
          </table:table-cell>
          <table:table-cell table:style-name="ce186" office:value-type="string" office:string-value="Otecel S.A. “Movistar”" calcext:value-type="string">
            <text:p><text:s/>Otecel S.A. “Movistar” 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13080.22" calcext:value-type="float">
            <text:p>13,080</text:p>
          </table:table-cell>
          <table:table-cell table:number-columns-repeated="1019"/>
        </table:table-row>
        <table:table-row table:style-name="ro2">
          <table:table-cell table:style-name="ce166"/>
          <table:table-cell table:style-name="ce174" office:value-type="string" office:string-value="5.1.03.02.02" calcext:value-type="string">
            <text:p><text:s/>5.1.03.02.02 </text:p>
          </table:table-cell>
          <table:table-cell table:style-name="ce186" office:value-type="string" office:string-value="Global Think Technologu S.A." calcext:value-type="string">
            <text:p><text:s/>Global Think Technologu S.A. 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22500" calcext:value-type="float">
            <text:p>22,500</text:p>
          </table:table-cell>
          <table:table-cell table:number-columns-repeated="1019"/>
        </table:table-row>
        <table:table-row table:style-name="ro2">
          <table:table-cell table:style-name="ce166"/>
          <table:table-cell table:style-name="ce174" office:value-type="string" office:string-value="5.1.03.02.04" calcext:value-type="string">
            <text:p><text:s/>5.1.03.02.04 </text:p>
          </table:table-cell>
          <table:table-cell table:style-name="ce186" office:value-type="string" office:string-value="CNT EP – Telecsa S.A. “Alegro PCS”" calcext:value-type="string">
            <text:p><text:s/>CNT EP – Telecsa S.A. “Alegro PCS” </text:p>
          </table:table-cell>
          <table:table-cell table:style-name="ce191" office:value-type="float" office:value="41" calcext:value-type="float">
            <text:p>41</text:p>
          </table:table-cell>
          <table:table-cell table:style-name="ce191" office:value-type="float" office:value="13169.53" calcext:value-type="float">
            <text:p>13,170</text:p>
          </table:table-cell>
          <table:table-cell table:number-columns-repeated="1019"/>
        </table:table-row>
        <table:table-row table:style-name="ro2">
          <table:table-cell table:style-name="ce166"/>
          <table:table-cell table:style-name="ce174" office:value-type="string" office:string-value="5.1.03.02.05" calcext:value-type="string">
            <text:p><text:s/>5.1.03.02.05 </text:p>
          </table:table-cell>
          <table:table-cell table:style-name="ce186" office:value-type="string" office:string-value="Conecel “Porta”" calcext:value-type="string">
            <text:p><text:s/>Conecel “Porta” </text:p>
          </table:table-cell>
          <table:table-cell table:style-name="ce191" office:value-type="float" office:value="18" calcext:value-type="float">
            <text:p>18</text:p>
          </table:table-cell>
          <table:table-cell table:style-name="ce191" office:value-type="float" office:value="29489.97" calcext:value-type="float">
            <text:p>29,490</text:p>
          </table:table-cell>
          <table:table-cell table:number-columns-repeated="1019"/>
        </table:table-row>
        <table:table-row table:style-name="ro2">
          <table:table-cell table:style-name="ce166"/>
          <table:table-cell table:style-name="ce174" office:value-type="string" office:string-value="5.1.03.02.07" calcext:value-type="string">
            <text:p><text:s/>5.1.03.02.07 </text:p>
          </table:table-cell>
          <table:table-cell table:style-name="ce186" office:value-type="string" office:string-value="CNT EP – Ex-Pacifictel" calcext:value-type="string">
            <text:p><text:s/>CNT EP – Ex-Pacifictel 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15083.57" calcext:value-type="float">
            <text:p>15,084</text:p>
          </table:table-cell>
          <table:table-cell table:number-columns-repeated="1019"/>
        </table:table-row>
        <table:table-row table:style-name="ro2">
          <table:table-cell table:style-name="ce166"/>
          <table:table-cell table:style-name="ce174" office:value-type="string" office:string-value="5.1.03.02.08" calcext:value-type="string">
            <text:p><text:s/>5.1.03.02.08 </text:p>
          </table:table-cell>
          <table:table-cell table:style-name="ce186" office:value-type="string" office:string-value="Setel “TV Cable”" calcext:value-type="string">
            <text:p><text:s/>Setel “TV Cable” 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2202.14" calcext:value-type="float">
            <text:p>2,202</text:p>
          </table:table-cell>
          <table:table-cell table:number-columns-repeated="1019"/>
        </table:table-row>
        <table:table-row table:style-name="ro2">
          <table:table-cell table:style-name="ce166"/>
          <table:table-cell table:style-name="ce174" office:value-type="string" office:string-value="5.1.03.02.15" calcext:value-type="string">
            <text:p><text:s/>5.1.03.02.15 </text:p>
          </table:table-cell>
          <table:table-cell table:style-name="ce186" office:value-type="string" office:string-value="ETAPA EP" calcext:value-type="string">
            <text:p><text:s/>ETAPA EP 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2463.47" calcext:value-type="float">
            <text:p>2,463</text:p>
          </table:table-cell>
          <table:table-cell table:number-columns-repeated="1019"/>
        </table:table-row>
        <table:table-row table:style-name="ro2">
          <table:table-cell table:style-name="ce166"/>
          <table:table-cell table:style-name="ce175" table:number-columns-repeated="4"/>
          <table:table-cell table:number-columns-repeated="1019"/>
        </table:table-row>
        <table:table-row table:style-name="ro2">
          <table:table-cell table:style-name="ce166"/>
          <table:table-cell table:style-name="ce176" office:value-type="string" calcext:value-type="string">
            <text:p>Total</text:p>
          </table:table-cell>
          <table:table-cell table:style-name="ce176"/>
          <table:table-cell table:style-name="ce176" table:formula="of:=SUM([.D9:.D15])" office:value-type="float" office:value="114" calcext:value-type="float">
            <text:p>114</text:p>
          </table:table-cell>
          <table:table-cell table:style-name="ce176" table:formula="of:=SUM([.E9:.E15])" office:value-type="float" office:value="97988.9" calcext:value-type="float">
            <text:p>97988.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168" office:value-type="string" calcext:value-type="string">
            <text:p>Revisión Física de los Gastos por Interconexión</text:p>
          </table:table-cell>
          <table:table-cell table:style-name="ce177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8" office:value-type="string" calcext:value-type="string">
            <text:p>Según Revisión Física</text:p>
          </table:table-cell>
          <table:table-cell table:style-name="ce178"/>
          <table:table-cell table:style-name="ce192" office:value-type="string" calcext:value-type="string" table:number-columns-spanned="2" table:number-rows-spanned="1">
            <text:p>Revisadas</text:p>
          </table:table-cell>
          <table:covered-table-cell table:style-name="ce178"/>
          <table:table-cell table:style-name="ce198"/>
          <table:table-cell table:style-name="ce192" office:value-type="string" calcext:value-type="string" table:number-columns-spanned="2" table:number-rows-spanned="1">
            <text:p>No revisadas</text:p>
          </table:table-cell>
          <table:covered-table-cell table:style-name="ce198"/>
          <table:table-cell table:style-name="ce198"/>
          <table:table-cell table:style-name="ce192" office:value-type="string" calcext:value-type="string" table:number-columns-spanned="2" table:number-rows-spanned="1">
            <text:p>Diferencias</text:p>
          </table:table-cell>
          <table:covered-table-cell table:style-name="ce198"/>
          <table:table-cell table:number-columns-repeated="1013"/>
        </table:table-row>
        <table:table-row table:style-name="ro2">
          <table:table-cell/>
          <table:table-cell table:style-name="ce179" office:value-type="string" calcext:value-type="string">
            <text:p>Cuenta</text:p>
          </table:table-cell>
          <table:table-cell table:style-name="ce179" office:value-type="string" calcext:value-type="string">
            <text:p>Proveedor</text:p>
          </table:table-cell>
          <table:table-cell table:style-name="ce179" office:value-type="string" calcext:value-type="string">
            <text:p>Facturas</text:p>
          </table:table-cell>
          <table:table-cell table:style-name="ce179" office:value-type="string" calcext:value-type="string">
            <text:p>Valor</text:p>
          </table:table-cell>
          <table:table-cell table:style-name="ce181"/>
          <table:table-cell table:style-name="ce179" office:value-type="string" calcext:value-type="string">
            <text:p>Facturas</text:p>
          </table:table-cell>
          <table:table-cell table:style-name="ce179" office:value-type="string" calcext:value-type="string">
            <text:p>Valor</text:p>
          </table:table-cell>
          <table:table-cell table:style-name="ce181"/>
          <table:table-cell table:style-name="ce179" office:value-type="string" calcext:value-type="string">
            <text:p>Facturas</text:p>
          </table:table-cell>
          <table:table-cell table:style-name="ce179" office:value-type="string" calcext:value-type="string">
            <text:p>Valor</text:p>
          </table:table-cell>
          <table:table-cell table:number-columns-repeated="1013"/>
        </table:table-row>
        <table:table-row table:style-name="ro2">
          <table:table-cell/>
          <table:table-cell table:style-name="ce180" table:number-columns-repeated="10"/>
          <table:table-cell table:number-columns-repeated="1013"/>
        </table:table-row>
        <table:table-row table:style-name="ro2">
          <table:table-cell/>
          <table:table-cell table:style-name="ce174" office:value-type="string" office:string-value="5.1.03.02.01" calcext:value-type="string">
            <text:p><text:s/>5.1.03.02.01 </text:p>
          </table:table-cell>
          <table:table-cell table:style-name="ce186" office:value-type="string" office:string-value="Otecel S.A. “Movistar”" calcext:value-type="string">
            <text:p><text:s/>Otecel S.A. “Movistar” </text:p>
          </table:table-cell>
          <table:table-cell table:style-name="ce180" table:number-columns-repeated="3"/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3080.22" calcext:value-type="float">
            <text:p>13080.22</text:p>
          </table:table-cell>
          <table:table-cell table:style-name="ce180"/>
          <table:table-cell table:style-name="ce180" table:formula="of:=[.D24]+[.G24]-[.D9]" office:value-type="float" office:value="0" calcext:value-type="float">
            <text:p>0</text:p>
          </table:table-cell>
          <table:table-cell table:style-name="ce180" table:formula="of:=[.E24]+[.H24]-[.E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74" office:value-type="string" office:string-value="5.1.03.02.02" calcext:value-type="string">
            <text:p><text:s/>5.1.03.02.02 </text:p>
          </table:table-cell>
          <table:table-cell table:style-name="ce186" office:value-type="string" office:string-value="Global Think Technologu S.A." calcext:value-type="string">
            <text:p><text:s/>Global Think Technologu S.A. </text:p>
          </table:table-cell>
          <table:table-cell table:style-name="ce180" office:value-type="float" office:value="8" calcext:value-type="float">
            <text:p>8</text:p>
          </table:table-cell>
          <table:table-cell table:style-name="ce197" office:value-type="float" office:value="22500" calcext:value-type="float">
            <text:p>22500</text:p>
          </table:table-cell>
          <table:table-cell table:style-name="ce180" table:number-columns-repeated="4"/>
          <table:table-cell table:style-name="ce180" table:formula="of:=[.D25]+[.G25]-[.D10]" office:value-type="float" office:value="0" calcext:value-type="float">
            <text:p>0</text:p>
          </table:table-cell>
          <table:table-cell table:style-name="ce180" table:formula="of:=[.E25]+[.H25]-[.E1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74" office:value-type="string" office:string-value="5.1.03.02.04" calcext:value-type="string">
            <text:p><text:s/>5.1.03.02.04 </text:p>
          </table:table-cell>
          <table:table-cell table:style-name="ce186" office:value-type="string" office:string-value="CNT EP – Telecsa S.A. “Alegro PCS”" calcext:value-type="string">
            <text:p><text:s/>CNT EP – Telecsa S.A. “Alegro PCS” </text:p>
          </table:table-cell>
          <table:table-cell table:style-name="ce180" office:value-type="float" office:value="28" calcext:value-type="float">
            <text:p>28</text:p>
          </table:table-cell>
          <table:table-cell table:style-name="ce180" office:value-type="float" office:value="6226.46" calcext:value-type="float">
            <text:p>6226.46</text:p>
          </table:table-cell>
          <table:table-cell table:style-name="ce180"/>
          <table:table-cell table:style-name="ce180" office:value-type="float" office:value="13" calcext:value-type="float">
            <text:p>13</text:p>
          </table:table-cell>
          <table:table-cell table:style-name="ce180" office:value-type="float" office:value="6943.07" calcext:value-type="float">
            <text:p>6943.07</text:p>
          </table:table-cell>
          <table:table-cell table:style-name="ce180"/>
          <table:table-cell table:style-name="ce180" table:formula="of:=[.D26]+[.G26]-[.D11]" office:value-type="float" office:value="0" calcext:value-type="float">
            <text:p>0</text:p>
          </table:table-cell>
          <table:table-cell table:style-name="ce180" table:formula="of:=[.E26]+[.H26]-[.E1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74" office:value-type="string" office:string-value="5.1.03.02.05" calcext:value-type="string">
            <text:p><text:s/>5.1.03.02.05 </text:p>
          </table:table-cell>
          <table:table-cell table:style-name="ce186" office:value-type="string" office:string-value="Conecel “Porta”" calcext:value-type="string">
            <text:p><text:s/>Conecel “Porta” </text:p>
          </table:table-cell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936.55" calcext:value-type="float">
            <text:p>936.55</text:p>
          </table:table-cell>
          <table:table-cell table:style-name="ce180"/>
          <table:table-cell table:style-name="ce180" office:value-type="float" office:value="9" calcext:value-type="float">
            <text:p>9</text:p>
          </table:table-cell>
          <table:table-cell table:style-name="ce180" office:value-type="float" office:value="28553.42" calcext:value-type="float">
            <text:p>28553.42</text:p>
          </table:table-cell>
          <table:table-cell table:style-name="ce180"/>
          <table:table-cell table:style-name="ce180" table:formula="of:=[.D27]+[.G27]-[.D12]" office:value-type="float" office:value="0" calcext:value-type="float">
            <text:p>0</text:p>
          </table:table-cell>
          <table:table-cell table:style-name="ce180" table:formula="of:=[.E27]+[.H27]-[.E1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74" office:value-type="string" office:string-value="5.1.03.02.07" calcext:value-type="string">
            <text:p><text:s/>5.1.03.02.07 </text:p>
          </table:table-cell>
          <table:table-cell table:style-name="ce186" office:value-type="string" office:string-value="CNT EP – Ex-Pacifictel" calcext:value-type="string">
            <text:p><text:s/>CNT EP – Ex-Pacifictel </text:p>
          </table:table-cell>
          <table:table-cell table:style-name="ce180" table:number-columns-repeated="3"/>
          <table:table-cell table:style-name="ce180" office:value-type="float" office:value="7" calcext:value-type="float">
            <text:p>7</text:p>
          </table:table-cell>
          <table:table-cell table:style-name="ce180" office:value-type="float" office:value="15083.57" calcext:value-type="float">
            <text:p>15083.57</text:p>
          </table:table-cell>
          <table:table-cell table:style-name="ce180"/>
          <table:table-cell table:style-name="ce180" table:formula="of:=[.D28]+[.G28]-[.D13]" office:value-type="float" office:value="0" calcext:value-type="float">
            <text:p>0</text:p>
          </table:table-cell>
          <table:table-cell table:style-name="ce180" table:formula="of:=[.E28]+[.H28]-[.E1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74" office:value-type="string" office:string-value="5.1.03.02.08" calcext:value-type="string">
            <text:p><text:s/>5.1.03.02.08 </text:p>
          </table:table-cell>
          <table:table-cell table:style-name="ce186" office:value-type="string" office:string-value="Setel “TV Cable”" calcext:value-type="string">
            <text:p><text:s/>Setel “TV Cable” </text:p>
          </table:table-cell>
          <table:table-cell table:style-name="ce180" table:number-columns-repeated="3"/>
          <table:table-cell table:style-name="ce180" office:value-type="float" office:value="16" calcext:value-type="float">
            <text:p>16</text:p>
          </table:table-cell>
          <table:table-cell table:style-name="ce180" office:value-type="float" office:value="2202.14" calcext:value-type="float">
            <text:p>2202.14</text:p>
          </table:table-cell>
          <table:table-cell table:style-name="ce180"/>
          <table:table-cell table:style-name="ce180" table:formula="of:=[.D29]+[.G29]-[.D14]" office:value-type="float" office:value="0" calcext:value-type="float">
            <text:p>0</text:p>
          </table:table-cell>
          <table:table-cell table:style-name="ce180" table:formula="of:=[.E29]+[.H29]-[.E1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74" office:value-type="string" office:string-value="5.1.03.02.15" calcext:value-type="string">
            <text:p><text:s/>5.1.03.02.15 </text:p>
          </table:table-cell>
          <table:table-cell table:style-name="ce186" office:value-type="string" office:string-value="ETAPA EP" calcext:value-type="string">
            <text:p><text:s/>ETAPA EP </text:p>
          </table:table-cell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2268" calcext:value-type="float">
            <text:p>2268</text:p>
          </table:table-cell>
          <table:table-cell table:style-name="ce180"/>
          <table:table-cell table:style-name="ce180" office:value-type="float" office:value="8" calcext:value-type="float">
            <text:p>8</text:p>
          </table:table-cell>
          <table:table-cell table:style-name="ce180" office:value-type="float" office:value="195.47" calcext:value-type="float">
            <text:p>195.47</text:p>
          </table:table-cell>
          <table:table-cell table:style-name="ce180"/>
          <table:table-cell table:style-name="ce180" table:formula="of:=[.D30]+[.G30]-[.D15]" office:value-type="float" office:value="0" calcext:value-type="float">
            <text:p>0</text:p>
          </table:table-cell>
          <table:table-cell table:style-name="ce180" table:formula="of:=[.E30]+[.H30]-[.E1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74"/>
          <table:table-cell table:style-name="ce186"/>
          <table:table-cell table:style-name="ce180" table:number-columns-repeated="8"/>
          <table:table-cell table:number-columns-repeated="1013"/>
        </table:table-row>
        <table:table-row table:style-name="ro2">
          <table:table-cell/>
          <table:table-cell table:style-name="ce181"/>
          <table:table-cell table:style-name="ce187" office:value-type="string" office:string-value="Total" calcext:value-type="string">
            <text:p><text:s/>Total </text:p>
          </table:table-cell>
          <table:table-cell table:style-name="ce193" table:formula="of:=SUM([.D24:.D31])" office:value-type="float" office:value="53" calcext:value-type="float">
            <text:p>53</text:p>
          </table:table-cell>
          <table:table-cell table:style-name="ce193" table:formula="of:=SUM([.E24:.E31])" office:value-type="float" office:value="31931.01" calcext:value-type="float">
            <text:p>31931.01</text:p>
          </table:table-cell>
          <table:table-cell table:style-name="ce193"/>
          <table:table-cell table:style-name="ce193" table:formula="of:=SUM([.G24:.G31])" office:value-type="float" office:value="61" calcext:value-type="float">
            <text:p>61</text:p>
          </table:table-cell>
          <table:table-cell table:style-name="ce193" table:formula="of:=SUM([.H24:.H31])" office:value-type="float" office:value="66057.89" calcext:value-type="float">
            <text:p>66057.89</text:p>
          </table:table-cell>
          <table:table-cell table:style-name="ce199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88" office:value-type="string" office:string-value="Otecel S.A. “Movistar”" calcext:value-type="string">
            <text:p><text:s/>Otecel S.A. “Movistar” </text:p>
          </table:table-cell>
          <table:table-cell office:value-type="string" calcext:value-type="string">
            <text:p>Facturas no revisada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88" office:value-type="string" office:string-value="Global Think Technologu S.A." calcext:value-type="string">
            <text:p><text:s/>Global Think Technologu S.A. </text:p>
          </table:table-cell>
          <table:table-cell office:value-type="string" calcext:value-type="string">
            <text:p>Facturas por servicios de la aplicación “Denwa”, es un servicio argentino para la generación de saldos y cobros, por los servicios de Voz IP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88" office:value-type="string" office:string-value="CNT EP – Telecsa S.A. “Alegro PCS”" calcext:value-type="string">
            <text:p><text:s/>CNT EP – Telecsa S.A. “Alegro PCS” </text:p>
          </table:table-cell>
          <table:table-cell office:value-type="string" calcext:value-type="string">
            <text:p>Facturas revisadas solo hasta abril de 202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88" office:value-type="string" office:string-value="Conecel “Porta”" calcext:value-type="string">
            <text:p><text:s/>Conecel “Porta” </text:p>
          </table:table-cell>
          <table:table-cell office:value-type="string" calcext:value-type="string">
            <text:p>Facturas revisadas solo hasta abril de 202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88" office:value-type="string" office:string-value="CNT EP – Ex-Pacifictel" calcext:value-type="string">
            <text:p><text:s/>CNT EP – Ex-Pacifictel </text:p>
          </table:table-cell>
          <table:table-cell office:value-type="string" calcext:value-type="string">
            <text:p>Facturas no revisada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88" office:value-type="string" office:string-value="Setel “TV Cable”" calcext:value-type="string">
            <text:p><text:s/>Setel “TV Cable” </text:p>
          </table:table-cell>
          <table:table-cell office:value-type="string" calcext:value-type="string">
            <text:p>Facturas no revisada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88" office:value-type="string" office:string-value="ETAPA EP" calcext:value-type="string">
            <text:p><text:s/>ETAPA EP </text:p>
          </table:table-cell>
          <table:table-cell office:value-type="string" calcext:value-type="string">
            <text:p>Facturas por interconexión, generalmente por un valor de $ 300, el resto de facturas son de $ 20 cada u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68" office:value-type="string" calcext:value-type="string">
            <text:p>Trabajo Realizad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ón física de cada una de las facturas registrada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sión de los asientos contables asociada a cada factura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isión de las retenciones asociada a la factura, en caso de que la hubier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uce de asiento contable con el respectivo comprobante de egres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uce de comprobante de egreso con Bancos (pago en cheque, transferencia, etc.)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G Interconexiones Agosto" table:style-name="ta2">
        <table:table-column table:style-name="co13" table:default-cell-style-name="ce203"/>
        <table:table-column table:style-name="co13" table:number-columns-repeated="1023" table:default-cell-style-name="Default"/>
        <table:table-row table:style-name="ro2">
          <table:table-cell table:style-name="ce200" office:value-type="string" calcext:value-type="string">
            <text:p>Cuenta</text:p>
          </table:table-cell>
          <table:table-cell table:style-name="ce200" office:value-type="string" calcext:value-type="string">
            <text:p>Proveedor</text:p>
          </table:table-cell>
          <table:table-cell table:style-name="ce200" office:value-type="string" calcext:value-type="string">
            <text:p>Codigo</text:p>
          </table:table-cell>
          <table:table-cell table:style-name="ce200" office:value-type="string" calcext:value-type="string">
            <text:p>Fecha</text:p>
          </table:table-cell>
          <table:table-cell table:style-name="ce200" office:value-type="string" calcext:value-type="string">
            <text:p>Descripcion</text:p>
          </table:table-cell>
          <table:table-cell table:style-name="ce200" office:value-type="string" calcext:value-type="string">
            <text:p>Na1</text:p>
          </table:table-cell>
          <table:table-cell table:style-name="ce200" office:value-type="string" calcext:value-type="string">
            <text:p>na2</text:p>
          </table:table-cell>
          <table:table-cell table:style-name="ce200" office:value-type="string" calcext:value-type="string">
            <text:p>na3</text:p>
          </table:table-cell>
          <table:table-cell table:style-name="ce200" office:value-type="string" calcext:value-type="string">
            <text:p>Debito</text:p>
          </table:table-cell>
          <table:table-cell table:style-name="ce200" office:value-type="string" calcext:value-type="string">
            <text:p>Credito</text:p>
          </table:table-cell>
          <table:table-cell table:style-name="ce200" office:value-type="string" calcext:value-type="string">
            <text:p>Acumulado</text:p>
          </table:table-cell>
          <table:table-cell table:style-name="ce200" table:number-columns-repeated="1013"/>
        </table:table-row>
        <table:table-row table:style-name="ro2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45</text:p>
          </table:table-cell>
          <table:table-cell table:style-name="ce207" office:value-type="date" office:date-value="2021-01-14" calcext:value-type="date">
            <text:p>14-ene-21</text:p>
          </table:table-cell>
          <table:table-cell table:style-name="ce201" office:value-type="string" calcext:value-type="string">
            <text:p>Fact # 482692 OTE001-OTECEL S.A INTERCONEXIÓN MES DE DIC 2020, <text:s/>MIN: 90225.28 T: 0.01015, COMPENSA FACT#351043</text:p>
          </table:table-cell>
          <table:table-cell table:number-columns-repeated="3"/>
          <table:table-cell table:style-name="ce213" office:value-type="float" office:value="1114.97" calcext:value-type="float">
            <text:p>1,114.97 </text:p>
          </table:table-cell>
          <table:table-cell/>
          <table:table-cell table:style-name="ce213" office:value-type="float" office:value="1114.97" calcext:value-type="float">
            <text:p>1,114.97 </text:p>
          </table:table-cell>
          <table:table-cell table:number-columns-repeated="1013"/>
        </table:table-row>
        <table:table-row table:style-name="ro2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65</text:p>
          </table:table-cell>
          <table:table-cell table:style-name="ce207" office:value-type="date" office:date-value="2021-02-17" calcext:value-type="date">
            <text:p>17-feb-21</text:p>
          </table:table-cell>
          <table:table-cell table:style-name="ce201" office:value-type="string" calcext:value-type="string">
            <text:p>Fact # 498779 OTE001-OTECEL S.A INTERCONEXIÓN MES DE ENERO 2021, <text:s/>MIN: 163040.68 T: 0.01015, COMPENSA FACTURA#353374</text:p>
          </table:table-cell>
          <table:table-cell table:number-columns-repeated="3"/>
          <table:table-cell table:style-name="ce213" office:value-type="float" office:value="1914.58" calcext:value-type="float">
            <text:p>1,914.58 </text:p>
          </table:table-cell>
          <table:table-cell/>
          <table:table-cell table:style-name="ce213" office:value-type="float" office:value="3029.55" calcext:value-type="float">
            <text:p>3,029.55 </text:p>
          </table:table-cell>
          <table:table-cell table:number-columns-repeated="1013"/>
        </table:table-row>
        <table:table-row table:style-name="ro2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42</text:p>
          </table:table-cell>
          <table:table-cell table:style-name="ce207" office:value-type="date" office:date-value="2021-03-15" calcext:value-type="date">
            <text:p>15-mar-21</text:p>
          </table:table-cell>
          <table:table-cell table:style-name="ce201" office:value-type="string" calcext:value-type="string">
            <text:p>Fact # 512531 OTE001-OTECEL S.A INTERCONEXIÓN MES DE FEB 2021, MIN: 93496.76 T: 0.01015, COMPENSA FACTURA#355811</text:p>
          </table:table-cell>
          <table:table-cell table:number-columns-repeated="3"/>
          <table:table-cell table:style-name="ce213" office:value-type="float" office:value="1167.63" calcext:value-type="float">
            <text:p>1,167.63 </text:p>
          </table:table-cell>
          <table:table-cell/>
          <table:table-cell table:style-name="ce213" office:value-type="float" office:value="4197.18" calcext:value-type="float">
            <text:p>4,197.18 </text:p>
          </table:table-cell>
          <table:table-cell table:number-columns-repeated="1013"/>
        </table:table-row>
        <table:table-row table:style-name="ro2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18</text:p>
          </table:table-cell>
          <table:table-cell table:style-name="ce207" office:value-type="date" office:date-value="2021-04-13" calcext:value-type="date">
            <text:p>13-abr-21</text:p>
          </table:table-cell>
          <table:table-cell table:style-name="ce201" office:value-type="string" calcext:value-type="string">
            <text:p>Fact # 525871 OTE001-OTECEL S.A INTERCONEXIÓN MES DE MARZO 2021, MIN: 179576.45 T: 0.01015</text:p>
          </table:table-cell>
          <table:table-cell table:number-columns-repeated="3"/>
          <table:table-cell table:style-name="ce213" office:value-type="float" office:value="2133.93" calcext:value-type="float">
            <text:p>2,133.93 </text:p>
          </table:table-cell>
          <table:table-cell/>
          <table:table-cell table:style-name="ce213" office:value-type="float" office:value="6331.11" calcext:value-type="float">
            <text:p>6,331.11 </text:p>
          </table:table-cell>
          <table:table-cell table:number-columns-repeated="1013"/>
        </table:table-row>
        <table:table-row table:style-name="ro2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47</text:p>
          </table:table-cell>
          <table:table-cell table:style-name="ce207" office:value-type="date" office:date-value="2021-05-14" calcext:value-type="date">
            <text:p>14-may-21</text:p>
          </table:table-cell>
          <table:table-cell table:style-name="ce201" office:value-type="string" calcext:value-type="string">
            <text:p>Fact # 540454 OTE001-OTECEL S.A INTERCONEXIÓN MES DE ABRIL 2021, MIN: 210147.89 T: 0.01015</text:p>
          </table:table-cell>
          <table:table-cell table:number-columns-repeated="3"/>
          <table:table-cell table:style-name="ce213" office:value-type="float" office:value="2464.78" calcext:value-type="float">
            <text:p>2,464.78 </text:p>
          </table:table-cell>
          <table:table-cell/>
          <table:table-cell table:style-name="ce213" office:value-type="float" office:value="8795.89" calcext:value-type="float">
            <text:p>8,795.89 </text:p>
          </table:table-cell>
          <table:table-cell table:number-columns-repeated="1013"/>
        </table:table-row>
        <table:table-row table:style-name="ro2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41</text:p>
          </table:table-cell>
          <table:table-cell table:style-name="ce207" office:value-type="date" office:date-value="2021-06-15" calcext:value-type="date">
            <text:p>15-jun-21</text:p>
          </table:table-cell>
          <table:table-cell table:style-name="ce201" office:value-type="string" calcext:value-type="string">
            <text:p>Fact # 554781 OTE001-OTECEL S.A INTERCONEXIÓN MES DE MAYO 2021, MIN: 113419.69 T: 0.01015, COMPENSA FACTURA#363393</text:p>
          </table:table-cell>
          <table:table-cell table:number-columns-repeated="3"/>
          <table:table-cell table:style-name="ce213" office:value-type="float" office:value="1420.09" calcext:value-type="float">
            <text:p>1,420.09 </text:p>
          </table:table-cell>
          <table:table-cell/>
          <table:table-cell table:style-name="ce213" office:value-type="float" office:value="10215.98" calcext:value-type="float">
            <text:p>10,215.98 </text:p>
          </table:table-cell>
          <table:table-cell table:number-columns-repeated="1013"/>
        </table:table-row>
        <table:table-row table:style-name="ro2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27</text:p>
          </table:table-cell>
          <table:table-cell table:style-name="ce207" office:value-type="date" office:date-value="2021-07-14" calcext:value-type="date">
            <text:p>14-jul-21</text:p>
          </table:table-cell>
          <table:table-cell table:style-name="ce201" office:value-type="string" calcext:value-type="string">
            <text:p>Fact # 569320 OTE001-OTECEL S.A INTERCONEXIÓN MES DE JUNIO 2021, MIN: 113886.94 T: 0.01015</text:p>
          </table:table-cell>
          <table:table-cell table:number-columns-repeated="3"/>
          <table:table-cell table:style-name="ce213" office:value-type="float" office:value="1421.25" calcext:value-type="float">
            <text:p>1,421.25 </text:p>
          </table:table-cell>
          <table:table-cell/>
          <table:table-cell table:style-name="ce213" office:value-type="float" office:value="11637.23" calcext:value-type="float">
            <text:p>11,637.23 </text:p>
          </table:table-cell>
          <table:table-cell table:number-columns-repeated="1013"/>
        </table:table-row>
        <table:table-row table:style-name="ro7">
          <table:table-cell table:style-name="ce201" office:value-type="float" office:value="51030201" calcext:value-type="float">
            <text:p>51030201</text:p>
          </table:table-cell>
          <table:table-cell table:style-name="ce204" office:value-type="string" calcext:value-type="string">
            <text:p>OTECEL S. A. "MOVISTAR"</text:p>
          </table:table-cell>
          <table:table-cell table:style-name="ce205" office:value-type="string" calcext:value-type="string">
            <text:p>DF-48</text:p>
          </table:table-cell>
          <table:table-cell table:style-name="ce207" office:value-type="date" office:date-value="2021-08-16" calcext:value-type="date">
            <text:p>16-ago-21</text:p>
          </table:table-cell>
          <table:table-cell table:style-name="ce201" office:value-type="string" calcext:value-type="string">
            <text:p>Fact # 584109 OTE001-OTECEL S.A INTERCONEXIÓN MES DE JULIO 2021, MIN: 115988.37 T: 0.01015, COMPENSA FACT#368632</text:p>
          </table:table-cell>
          <table:table-cell table:number-columns-repeated="3"/>
          <table:table-cell table:style-name="ce213" office:value-type="float" office:value="1442.99" calcext:value-type="float">
            <text:p>1,442.99 </text:p>
          </table:table-cell>
          <table:table-cell/>
          <table:table-cell table:style-name="ce213" office:value-type="float" office:value="13080.22" calcext:value-type="float">
            <text:p>13,080.2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EN-9</text:p>
          </table:table-cell>
          <table:table-cell table:style-name="ce208" office:value-type="date" office:date-value="2021-01-08" calcext:value-type="date">
            <text:p>08-ene-21</text:p>
          </table:table-cell>
          <table:table-cell table:style-name="ce210" office:value-type="string" calcext:value-type="string">
            <text:p>Registro-Contabilización Servicio mensuales por soporte técnico Global Think Tecnology S.A. mes de ene-2021, Fact#00004-00000506</text:p>
          </table:table-cell>
          <table:table-cell table:style-name="ce212" table:number-columns-repeated="3"/>
          <table:table-cell table:style-name="ce214" office:value-type="float" office:value="2500" calcext:value-type="float">
            <text:p>2,500.00 </text:p>
          </table:table-cell>
          <table:table-cell/>
          <table:table-cell table:style-name="ce213" office:value-type="float" office:value="2500" calcext:value-type="float">
            <text:p>2,5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FE-1</text:p>
          </table:table-cell>
          <table:table-cell table:style-name="ce208" office:value-type="date" office:date-value="2021-02-01" calcext:value-type="date">
            <text:p>01-feb-21</text:p>
          </table:table-cell>
          <table:table-cell table:style-name="ce210" office:value-type="string" calcext:value-type="string">
            <text:p>Registro-Contabilización Servicio mensuales por soporte técnico Global Think Tecnology S.A. mes de feb-2021, Fact#00004-00000507</text:p>
          </table:table-cell>
          <table:table-cell table:style-name="ce212" table:number-columns-repeated="3"/>
          <table:table-cell table:style-name="ce214" office:value-type="float" office:value="2500" calcext:value-type="float">
            <text:p>2,500.00 </text:p>
          </table:table-cell>
          <table:table-cell/>
          <table:table-cell table:style-name="ce213" office:value-type="float" office:value="5000" calcext:value-type="float">
            <text:p>5,0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MR-1</text:p>
          </table:table-cell>
          <table:table-cell table:style-name="ce208" office:value-type="date" office:date-value="2021-03-01" calcext:value-type="date">
            <text:p>01-mar-21</text:p>
          </table:table-cell>
          <table:table-cell table:style-name="ce210" office:value-type="string" calcext:value-type="string">
            <text:p>Registro-Contabilización Servicio mensuales por soporte técnico Global Think Tecnology S.A. mes de marzo 2021, Fact#00004-00000520</text:p>
          </table:table-cell>
          <table:table-cell table:style-name="ce212" table:number-columns-repeated="3"/>
          <table:table-cell table:style-name="ce214" office:value-type="float" office:value="2500" calcext:value-type="float">
            <text:p>2,500.00 </text:p>
          </table:table-cell>
          <table:table-cell/>
          <table:table-cell table:style-name="ce213" office:value-type="float" office:value="7500" calcext:value-type="float">
            <text:p>7,5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AB-7</text:p>
          </table:table-cell>
          <table:table-cell table:style-name="ce208" office:value-type="date" office:date-value="2021-04-07" calcext:value-type="date">
            <text:p>07-abr-21</text:p>
          </table:table-cell>
          <table:table-cell table:style-name="ce210" office:value-type="string" calcext:value-type="string">
            <text:p>Registro-Contabilización Servicio mensuales por soporte técnico Global Think Tecnology S.A. mes de abril-2021, Fact#00004-00000533 y cuota 1/10 por Denoc setup </text:p>
          </table:table-cell>
          <table:table-cell table:style-name="ce212" table:number-columns-repeated="3"/>
          <table:table-cell table:style-name="ce214" office:value-type="float" office:value="3000" calcext:value-type="float">
            <text:p>3,000.00 </text:p>
          </table:table-cell>
          <table:table-cell/>
          <table:table-cell table:style-name="ce213" office:value-type="float" office:value="10500" calcext:value-type="float">
            <text:p>10,5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MA-8</text:p>
          </table:table-cell>
          <table:table-cell table:style-name="ce208" office:value-type="date" office:date-value="2021-05-10" calcext:value-type="date">
            <text:p>10-may-21</text:p>
          </table:table-cell>
          <table:table-cell table:style-name="ce210" office:value-type="string" calcext:value-type="string">
            <text:p>Registro-Contabilización Servicio mensuales por soporte técnico Global Think Tecnology S.A. mes de mayo-2021, Factura#00004-00000534 y cuota 2/10 por Denoc setup </text:p>
          </table:table-cell>
          <table:table-cell table:style-name="ce212" table:number-columns-repeated="3"/>
          <table:table-cell table:style-name="ce214" office:value-type="float" office:value="3000" calcext:value-type="float">
            <text:p>3,000.00 </text:p>
          </table:table-cell>
          <table:table-cell/>
          <table:table-cell table:style-name="ce213" office:value-type="float" office:value="13500" calcext:value-type="float">
            <text:p>13,5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JN-1</text:p>
          </table:table-cell>
          <table:table-cell table:style-name="ce208" office:value-type="date" office:date-value="2021-06-03" calcext:value-type="date">
            <text:p>03-jun-21</text:p>
          </table:table-cell>
          <table:table-cell table:style-name="ce210" office:value-type="string" calcext:value-type="string">
            <text:p>Registro-Contabilización Servicio mensuales por soporte técnico Global Think Tecnology S.A. mes de junio-2021, Factura#00004-00000535 y cuota 3/10 por Denoc setup</text:p>
          </table:table-cell>
          <table:table-cell table:style-name="ce212" table:number-columns-repeated="3"/>
          <table:table-cell table:style-name="ce214" office:value-type="float" office:value="3000" calcext:value-type="float">
            <text:p>3,000.00 </text:p>
          </table:table-cell>
          <table:table-cell/>
          <table:table-cell table:style-name="ce213" office:value-type="float" office:value="16500" calcext:value-type="float">
            <text:p>16,5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JU-1</text:p>
          </table:table-cell>
          <table:table-cell table:style-name="ce208" office:value-type="date" office:date-value="2021-07-01" calcext:value-type="date">
            <text:p>01-jul-21</text:p>
          </table:table-cell>
          <table:table-cell table:style-name="ce210" office:value-type="string" calcext:value-type="string">
            <text:p>Registro-Contabilización Servicio mensuales por soporte técnico Global Think Tecnology S.A. mes de julio 2021, Factura#00004-00000547 y cuota 4/10 por Denoc setup</text:p>
          </table:table-cell>
          <table:table-cell table:style-name="ce212" table:number-columns-repeated="3"/>
          <table:table-cell table:style-name="ce214" office:value-type="float" office:value="3000" calcext:value-type="float">
            <text:p>3,000.00 </text:p>
          </table:table-cell>
          <table:table-cell/>
          <table:table-cell table:style-name="ce213" office:value-type="float" office:value="19500" calcext:value-type="float">
            <text:p>19,5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2" calcext:value-type="float">
            <text:p>51030202</text:p>
          </table:table-cell>
          <table:table-cell table:style-name="ce204" office:value-type="string" calcext:value-type="string">
            <text:p>GLOBAL THINK TECHNOLOGY S.A.</text:p>
          </table:table-cell>
          <table:table-cell table:style-name="ce206" office:value-type="string" calcext:value-type="string">
            <text:p>AG-3</text:p>
          </table:table-cell>
          <table:table-cell table:style-name="ce208" office:value-type="date" office:date-value="2021-08-06" calcext:value-type="date">
            <text:p>06-ago-21</text:p>
          </table:table-cell>
          <table:table-cell table:style-name="ce210" office:value-type="string" calcext:value-type="string">
            <text:p>Registro-Contabilización Servicio mensuales por soporte técnico Global Think Tecnology S.A. mes de agosto 2021, Factura#00004-00000559 y cuota 5/10 por Denoc setup</text:p>
          </table:table-cell>
          <table:table-cell table:style-name="ce212" table:number-columns-repeated="3"/>
          <table:table-cell table:style-name="ce214" office:value-type="float" office:value="3000" calcext:value-type="float">
            <text:p>3,000.00 </text:p>
          </table:table-cell>
          <table:table-cell/>
          <table:table-cell table:style-name="ce213" office:value-type="float" office:value="22500" calcext:value-type="float">
            <text:p>22,50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3</text:p>
          </table:table-cell>
          <table:table-cell table:style-name="ce208" office:value-type="date" office:date-value="2021-01-03" calcext:value-type="date">
            <text:p>03-ene-21</text:p>
          </table:table-cell>
          <table:table-cell table:style-name="ce210" office:value-type="string" calcext:value-type="string">
            <text:p>Fact # 164445330 PAC005-CORPORACION NACIONAL DE TELECOMUNICACIONES CNT EP PENSIÓN BÁSICA SERVICIO#23820600 MES DE DIC-20 POR TRONCAL SIP/QUITO/ENLACE 10 CANALES LLAMADA DE VOZ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120" calcext:value-type="float">
            <text:p>12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4</text:p>
          </table:table-cell>
          <table:table-cell table:style-name="ce208" office:value-type="date" office:date-value="2021-01-03" calcext:value-type="date">
            <text:p>03-ene-21</text:p>
          </table:table-cell>
          <table:table-cell table:style-name="ce210" office:value-type="string" calcext:value-type="string">
            <text:p>Fact # 164445331 PAC005-CORPORACION NACIONAL DE TELECOMUNICACIONES CNT EP PENSION BASICA SERVICIO#43805540 MES DIC-2020 POR TRONCAL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240" calcext:value-type="float">
            <text:p>240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5</text:p>
          </table:table-cell>
          <table:table-cell table:style-name="ce208" office:value-type="date" office:date-value="2021-01-03" calcext:value-type="date">
            <text:p>03-ene-21</text:p>
          </table:table-cell>
          <table:table-cell table:style-name="ce210" office:value-type="string" calcext:value-type="string">
            <text:p>Fact # 164445332 PAC005-CORPORACION NACIONAL DE TELECOMUNICACIONES CNT EP PENSIÓN BÁSICA MES DE DIC-2020 PILOTO#891422 ENLACE LINKO-ETAPA CUENCA</text:p>
          </table:table-cell>
          <table:table-cell table:style-name="ce212" table:number-columns-repeated="3"/>
          <table:table-cell table:style-name="ce214" office:value-type="float" office:value="481" calcext:value-type="float">
            <text:p>481.00 </text:p>
          </table:table-cell>
          <table:table-cell/>
          <table:table-cell table:style-name="ce213" office:value-type="float" office:value="721" calcext:value-type="float">
            <text:p>721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6</text:p>
          </table:table-cell>
          <table:table-cell table:style-name="ce208" office:value-type="date" office:date-value="2021-01-03" calcext:value-type="date">
            <text:p>03-ene-21</text:p>
          </table:table-cell>
          <table:table-cell table:style-name="ce210" office:value-type="string" calcext:value-type="string">
            <text:p>Fact # 164445333 PAC005-CORPORACION NACIONAL DE TELECOMUNICACIONES CNT EP PENSIÓN BÁSICA MES DE DIC-2020, PILOTO 891537, ENLACE LINKO-CNT MOVIL</text:p>
          </table:table-cell>
          <table:table-cell table:style-name="ce212" table:number-columns-repeated="3"/>
          <table:table-cell table:style-name="ce214" office:value-type="float" office:value="292" calcext:value-type="float">
            <text:p>292.00 </text:p>
          </table:table-cell>
          <table:table-cell/>
          <table:table-cell table:style-name="ce213" office:value-type="float" office:value="1013" calcext:value-type="float">
            <text:p>1,013.0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41</text:p>
          </table:table-cell>
          <table:table-cell table:style-name="ce207" office:value-type="date" office:date-value="2021-01-15" calcext:value-type="date">
            <text:p>15-ene-21</text:p>
          </table:table-cell>
          <table:table-cell table:style-name="ce201" office:value-type="string" calcext:value-type="string">
            <text:p>Fact # 6636 PAC005-CORPORACION NACIONAL DE TELECOMUNICACIONES CNT EP INTERCONEXIÓN MÓVIL DIC 2020, MEDICIÓN 22.212,09 TASA USD0.013470, COMPENSA FACT#351049</text:p>
          </table:table-cell>
          <table:table-cell table:number-columns-repeated="3"/>
          <table:table-cell table:style-name="ce213" office:value-type="float" office:value="299.2" calcext:value-type="float">
            <text:p>299.20 </text:p>
          </table:table-cell>
          <table:table-cell/>
          <table:table-cell table:style-name="ce213" office:value-type="float" office:value="1312.2" calcext:value-type="float">
            <text:p>1,312.2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1</text:p>
          </table:table-cell>
          <table:table-cell table:style-name="ce208" office:value-type="date" office:date-value="2021-02-03" calcext:value-type="date">
            <text:p>03-feb-21</text:p>
          </table:table-cell>
          <table:table-cell table:style-name="ce210" office:value-type="string" calcext:value-type="string">
            <text:p>Fact # 166274562 PAC005-CORPORACION NACIONAL DE TELECOMUNICACIONES CNT EP PENSIÓN BÁSICA MES DE ENE-2021, PILOTO 891537, ENLACE LINKO-CNT MOVIL</text:p>
          </table:table-cell>
          <table:table-cell table:style-name="ce212" table:number-columns-repeated="3"/>
          <table:table-cell table:style-name="ce214" office:value-type="float" office:value="292" calcext:value-type="float">
            <text:p>292.00 </text:p>
          </table:table-cell>
          <table:table-cell/>
          <table:table-cell table:style-name="ce213" office:value-type="float" office:value="1604.2" calcext:value-type="float">
            <text:p>1,604.2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2</text:p>
          </table:table-cell>
          <table:table-cell table:style-name="ce208" office:value-type="date" office:date-value="2021-02-03" calcext:value-type="date">
            <text:p>03-feb-21</text:p>
          </table:table-cell>
          <table:table-cell table:style-name="ce210" office:value-type="string" calcext:value-type="string">
            <text:p>Fact # 166274561 PAC005-CORPORACION NACIONAL DE TELECOMUNICACIONES CNT EP PENSIÓN BÁSICA MES DE ENE-2021 PILOTO#891422 ENLACE LINKO-ETAPA CUENCA</text:p>
          </table:table-cell>
          <table:table-cell table:style-name="ce212" table:number-columns-repeated="3"/>
          <table:table-cell table:style-name="ce214" office:value-type="float" office:value="481" calcext:value-type="float">
            <text:p>481.00 </text:p>
          </table:table-cell>
          <table:table-cell/>
          <table:table-cell table:style-name="ce213" office:value-type="float" office:value="2085.2" calcext:value-type="float">
            <text:p>2,085.2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3</text:p>
          </table:table-cell>
          <table:table-cell table:style-name="ce208" office:value-type="date" office:date-value="2021-02-03" calcext:value-type="date">
            <text:p>03-feb-21</text:p>
          </table:table-cell>
          <table:table-cell table:style-name="ce210" office:value-type="string" calcext:value-type="string">
            <text:p>Fact # 166274560 PAC005-CORPORACION NACIONAL DE TELECOMUNICACIONES CNT EP PENSION BASICA SERVICIO#43805540 MES ENE-2021 POR TRONCAL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2205.2" calcext:value-type="float">
            <text:p>2,205.2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4</text:p>
          </table:table-cell>
          <table:table-cell table:style-name="ce208" office:value-type="date" office:date-value="2021-02-03" calcext:value-type="date">
            <text:p>03-feb-21</text:p>
          </table:table-cell>
          <table:table-cell table:style-name="ce210" office:value-type="string" calcext:value-type="string">
            <text:p>Fact # 166274559 PAC005-CORPORACION NACIONAL DE TELECOMUNICACIONES CNT EP PENSIÓN BÁSICA SERVICIO#23820600 MES DE ENE-2021 POR TRONCAL SIP/QUITO/ENLACE 10 CANALES LLAMADA DE VOZ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2325.2" calcext:value-type="float">
            <text:p>2,325.2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62</text:p>
          </table:table-cell>
          <table:table-cell table:style-name="ce207" office:value-type="date" office:date-value="2021-02-17" calcext:value-type="date">
            <text:p>17-feb-21</text:p>
          </table:table-cell>
          <table:table-cell table:style-name="ce201" office:value-type="string" calcext:value-type="string">
            <text:p>Fact # 6754 PAC005-CORPORACION NACIONAL DE TELECOMUNICACIONES CNT EP INTERCONEXIÓN MÓVIL MES DE ENERO 2021, <text:s/>MEDICIÓN 32.234,47 TASA USD0.013470, COMPENSA FACTURA#353379</text:p>
          </table:table-cell>
          <table:table-cell table:number-columns-repeated="3"/>
          <table:table-cell table:style-name="ce213" office:value-type="float" office:value="434.2" calcext:value-type="float">
            <text:p>434.20 </text:p>
          </table:table-cell>
          <table:table-cell/>
          <table:table-cell table:style-name="ce213" office:value-type="float" office:value="2759.4" calcext:value-type="float">
            <text:p>2,759.4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2</text:p>
          </table:table-cell>
          <table:table-cell table:style-name="ce208" office:value-type="date" office:date-value="2021-03-03" calcext:value-type="date">
            <text:p>03-mar-21</text:p>
          </table:table-cell>
          <table:table-cell table:style-name="ce210" office:value-type="string" calcext:value-type="string">
            <text:p>Fact # 168250768 PAC005-CORPORACION NACIONAL DE TELECOMUNICACIONES CNT EP PENSIÓN BÁSICA SERVICIO#23820600 MES DE FEB-2021 POR TRONCAL SIP/QUITO/ENLACE 10 CANALES LLAMADA DE VOZ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2879.4" calcext:value-type="float">
            <text:p>2,879.4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3</text:p>
          </table:table-cell>
          <table:table-cell table:style-name="ce208" office:value-type="date" office:date-value="2021-03-03" calcext:value-type="date">
            <text:p>03-mar-21</text:p>
          </table:table-cell>
          <table:table-cell table:style-name="ce210" office:value-type="string" calcext:value-type="string">
            <text:p>Fact # 168250769 PAC005-CORPORACION NACIONAL DE TELECOMUNICACIONES CNT EP PENSION BASICA SERVICIO#43805540 MES FEB-2021 POR TRONCAL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2999.4" calcext:value-type="float">
            <text:p>2,999.4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4</text:p>
          </table:table-cell>
          <table:table-cell table:style-name="ce208" office:value-type="date" office:date-value="2021-03-03" calcext:value-type="date">
            <text:p>03-mar-21</text:p>
          </table:table-cell>
          <table:table-cell table:style-name="ce210" office:value-type="string" calcext:value-type="string">
            <text:p>Fact # 168250770 PAC005-CORPORACION NACIONAL DE TELECOMUNICACIONES CNT EP PENSIÓN BÁSICA MES DE FEB-2021 PILOTO#891422 ENLACE LINKO-ETAPA CUENCA</text:p>
          </table:table-cell>
          <table:table-cell table:style-name="ce212" table:number-columns-repeated="3"/>
          <table:table-cell table:style-name="ce214" office:value-type="float" office:value="481" calcext:value-type="float">
            <text:p>481.00 </text:p>
          </table:table-cell>
          <table:table-cell/>
          <table:table-cell table:style-name="ce213" office:value-type="float" office:value="3480.4" calcext:value-type="float">
            <text:p>3,480.4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5</text:p>
          </table:table-cell>
          <table:table-cell table:style-name="ce208" office:value-type="date" office:date-value="2021-03-03" calcext:value-type="date">
            <text:p>03-mar-21</text:p>
          </table:table-cell>
          <table:table-cell table:style-name="ce210" office:value-type="string" calcext:value-type="string">
            <text:p>Fact # 168250771 PAC005-CORPORACION NACIONAL DE TELECOMUNICACIONES CNT EP PENSIÓN BÁSICA MES DE FEFB-2021, PILOTO 891537, ENLACE LINKO-CNT MOVIL</text:p>
          </table:table-cell>
          <table:table-cell table:style-name="ce212" table:number-columns-repeated="3"/>
          <table:table-cell table:style-name="ce214" office:value-type="float" office:value="292" calcext:value-type="float">
            <text:p>292.00 </text:p>
          </table:table-cell>
          <table:table-cell/>
          <table:table-cell table:style-name="ce213" office:value-type="float" office:value="3772.4" calcext:value-type="float">
            <text:p>3,772.4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9</text:p>
          </table:table-cell>
          <table:table-cell table:style-name="ce207" office:value-type="date" office:date-value="2021-03-15" calcext:value-type="date">
            <text:p>15-mar-21</text:p>
          </table:table-cell>
          <table:table-cell table:style-name="ce201" office:value-type="string" calcext:value-type="string">
            <text:p>Fact # 6873 PAC005-CORPORACION NACIONAL DE TELECOMUNICACIONES CNT EP INTERCONEXIÓN MÓVIL MES DE FEB 2021, MEDICIÓN 24.428,48 TASA <text:s/>USD0.013470, COMPENSA FACTURA#355808</text:p>
          </table:table-cell>
          <table:table-cell table:number-columns-repeated="3"/>
          <table:table-cell table:style-name="ce213" office:value-type="float" office:value="329.05" calcext:value-type="float">
            <text:p>329.05 </text:p>
          </table:table-cell>
          <table:table-cell/>
          <table:table-cell table:style-name="ce213" office:value-type="float" office:value="4101.45" calcext:value-type="float">
            <text:p>4,101.45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4</text:p>
          </table:table-cell>
          <table:table-cell table:style-name="ce208" office:value-type="date" office:date-value="2021-04-03" calcext:value-type="date">
            <text:p>03-abr-21</text:p>
          </table:table-cell>
          <table:table-cell table:style-name="ce210" office:value-type="string" calcext:value-type="string">
            <text:p>Fact # 170584595 PAC005-CORPORACION NACIONAL DE TELECOMUNICACIONES CNT EP PENSIÓN BÁSICA SERVICIO#23820600 MES DE MAR-2021 POR TRONCAL SIP/QUITO/ENLACE 10 CANALES LLAMADA DE VOZ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4221.45" calcext:value-type="float">
            <text:p>4,221.45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5</text:p>
          </table:table-cell>
          <table:table-cell table:style-name="ce208" office:value-type="date" office:date-value="2021-04-03" calcext:value-type="date">
            <text:p>03-abr-21</text:p>
          </table:table-cell>
          <table:table-cell table:style-name="ce210" office:value-type="string" calcext:value-type="string">
            <text:p>Fact # 170584596 PAC005-CORPORACION NACIONAL DE TELECOMUNICACIONES CNT EP PENSION BASICA SERVICIO#43805540 MES MAR-2021 POR TRONCAL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4341.45" calcext:value-type="float">
            <text:p>4,341.45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6</text:p>
          </table:table-cell>
          <table:table-cell table:style-name="ce208" office:value-type="date" office:date-value="2021-04-03" calcext:value-type="date">
            <text:p>03-abr-21</text:p>
          </table:table-cell>
          <table:table-cell table:style-name="ce210" office:value-type="string" calcext:value-type="string">
            <text:p>Fact # 170584597 PAC005-CORPORACION NACIONAL DE TELECOMUNICACIONES CNT EP PENSIÓN BÁSICA MES DE MAR-2021 PILOTO#891422 ENLACE LINKO-ETAPA CUENCA</text:p>
          </table:table-cell>
          <table:table-cell table:style-name="ce212" table:number-columns-repeated="3"/>
          <table:table-cell table:style-name="ce214" office:value-type="float" office:value="481" calcext:value-type="float">
            <text:p>481.00 </text:p>
          </table:table-cell>
          <table:table-cell/>
          <table:table-cell table:style-name="ce213" office:value-type="float" office:value="4822.45" calcext:value-type="float">
            <text:p>4,822.45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7</text:p>
          </table:table-cell>
          <table:table-cell table:style-name="ce208" office:value-type="date" office:date-value="2021-04-03" calcext:value-type="date">
            <text:p>03-abr-21</text:p>
          </table:table-cell>
          <table:table-cell table:style-name="ce210" office:value-type="string" calcext:value-type="string">
            <text:p>Fact # 170584598 PAC005-CORPORACION NACIONAL DE TELECOMUNICACIONES CNT EP PENSIÓN BÁSICA MES DE MAR-2021, PILOTO 891537, ENLACE LINKO-CNT MOVIL</text:p>
          </table:table-cell>
          <table:table-cell table:style-name="ce212" table:number-columns-repeated="3"/>
          <table:table-cell table:style-name="ce214" office:value-type="float" office:value="292" calcext:value-type="float">
            <text:p>292.00 </text:p>
          </table:table-cell>
          <table:table-cell/>
          <table:table-cell table:style-name="ce213" office:value-type="float" office:value="5114.45" calcext:value-type="float">
            <text:p>5,114.45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7</text:p>
          </table:table-cell>
          <table:table-cell table:style-name="ce207" office:value-type="date" office:date-value="2021-04-14" calcext:value-type="date">
            <text:p>14-abr-21</text:p>
          </table:table-cell>
          <table:table-cell table:style-name="ce201" office:value-type="string" calcext:value-type="string">
            <text:p>Fact # 6977 PAC005-CORPORACION NACIONAL DE TELECOMUNICACIONES CNT EP INTERCONEXIÓN MÓVIL MES DE MARZO 2021, MEDICIÓN 36.277,63 TASA <text:s/>USD0.013470</text:p>
          </table:table-cell>
          <table:table-cell table:number-columns-repeated="3"/>
          <table:table-cell table:style-name="ce213" office:value-type="float" office:value="488.66" calcext:value-type="float">
            <text:p>488.66 </text:p>
          </table:table-cell>
          <table:table-cell/>
          <table:table-cell table:style-name="ce213" office:value-type="float" office:value="5603.11" calcext:value-type="float">
            <text:p>5,603.11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2</text:p>
          </table:table-cell>
          <table:table-cell table:style-name="ce208" office:value-type="date" office:date-value="2021-05-03" calcext:value-type="date">
            <text:p>03-may-21</text:p>
          </table:table-cell>
          <table:table-cell table:style-name="ce210" office:value-type="string" calcext:value-type="string">
            <text:p>Fact # 172386605 PAC005-CORPORACION NACIONAL DE TELECOMUNICACIONES CNT EP PENSIÓN BÁSICA SERVICIO#23820600 MES DE ABR-2021 POR TRONCAL SIP/QUITO/ENLACE 10 CANALES LLAMADA DE VOZ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5723.11" calcext:value-type="float">
            <text:p>5,723.11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3</text:p>
          </table:table-cell>
          <table:table-cell table:style-name="ce208" office:value-type="date" office:date-value="2021-05-03" calcext:value-type="date">
            <text:p>03-may-21</text:p>
          </table:table-cell>
          <table:table-cell table:style-name="ce210" office:value-type="string" calcext:value-type="string">
            <text:p>Fact # 172386606 PAC005-CORPORACION NACIONAL DE TELECOMUNICACIONES CNT EP PENSION BASICA SERVICIO#43805540 MES ABR-2021 POR TRONCAL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5843.11" calcext:value-type="float">
            <text:p>5,843.11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4</text:p>
          </table:table-cell>
          <table:table-cell table:style-name="ce207" office:value-type="date" office:date-value="2021-05-03" calcext:value-type="date">
            <text:p>03-may-21</text:p>
          </table:table-cell>
          <table:table-cell table:style-name="ce201" office:value-type="string" calcext:value-type="string">
            <text:p>Fact # 172386607 PAC005-CORPORACION NACIONAL DE TELECOMUNICACIONES CNT EP PENSIÓN BÁSICA MES DE ABR-2021 PILOTO#891422 ENLACE LINKO-ETAPA CUENCA</text:p>
          </table:table-cell>
          <table:table-cell table:number-columns-repeated="3"/>
          <table:table-cell table:style-name="ce213" office:value-type="float" office:value="481" calcext:value-type="float">
            <text:p>481.00 </text:p>
          </table:table-cell>
          <table:table-cell/>
          <table:table-cell table:style-name="ce213" office:value-type="float" office:value="6324.11" calcext:value-type="float">
            <text:p>6,324.11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5</text:p>
          </table:table-cell>
          <table:table-cell table:style-name="ce208" office:value-type="date" office:date-value="2021-05-03" calcext:value-type="date">
            <text:p>03-may-21</text:p>
          </table:table-cell>
          <table:table-cell table:style-name="ce210" office:value-type="string" calcext:value-type="string">
            <text:p>Fact # 172386608 PAC005-CORPORACION NACIONAL DE TELECOMUNICACIONES CNT EP PENSIÓN BÁSICA MES DE ABR-2021, PILOTO 891537, ENLACE LINKO-CNT MOVIL</text:p>
          </table:table-cell>
          <table:table-cell table:style-name="ce212" table:number-columns-repeated="3"/>
          <table:table-cell table:style-name="ce214" office:value-type="float" office:value="292" calcext:value-type="float">
            <text:p>292.00 </text:p>
          </table:table-cell>
          <table:table-cell/>
          <table:table-cell table:style-name="ce213" office:value-type="float" office:value="6616.11" calcext:value-type="float">
            <text:p>6,616.11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44</text:p>
          </table:table-cell>
          <table:table-cell table:style-name="ce209" office:value-type="date" office:date-value="2021-05-17" calcext:value-type="date">
            <text:p>17-may-21</text:p>
          </table:table-cell>
          <table:table-cell table:style-name="ce211" office:value-type="string" calcext:value-type="string">
            <text:p>Fact # 7122 PAC005-CORPORACION NACIONAL DE TELECOMUNICACIONES CNT EP INTERCONEXIÓN MÓVIL MES DE ABRIL 2021, MEDICIÓN 38.606,22 TASA <text:s/>USD0.013470</text:p>
          </table:table-cell>
          <table:table-cell table:style-name="ce166" table:number-columns-repeated="3"/>
          <table:table-cell table:style-name="ce215" office:value-type="float" office:value="520.03" calcext:value-type="float">
            <text:p>520.03 </text:p>
          </table:table-cell>
          <table:table-cell/>
          <table:table-cell table:style-name="ce213" office:value-type="float" office:value="7136.14" calcext:value-type="float">
            <text:p>7,136.1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3</text:p>
          </table:table-cell>
          <table:table-cell table:style-name="ce208" office:value-type="date" office:date-value="2021-06-03" calcext:value-type="date">
            <text:p>03-jun-21</text:p>
          </table:table-cell>
          <table:table-cell table:style-name="ce210" office:value-type="string" calcext:value-type="string">
            <text:p>Fact # 174252372 PAC005-CORPORACION NACIONAL DE TELECOMUNICACIONES CNT EP PENSIÓN BÁSICA SERVICIO#23820600 MES DE MAYO-2021 POR TRONCAL SIP/QUITO/ENLACE 10 CANALES LLAMADA DE VOZ</text:p>
          </table:table-cell>
          <table:table-cell table:style-name="ce212" table:number-columns-repeated="3"/>
          <table:table-cell table:style-name="ce214" office:value-type="float" office:value="138" calcext:value-type="float">
            <text:p>138.00 </text:p>
          </table:table-cell>
          <table:table-cell/>
          <table:table-cell table:style-name="ce213" office:value-type="float" office:value="7274.14" calcext:value-type="float">
            <text:p>7,274.1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4</text:p>
          </table:table-cell>
          <table:table-cell table:style-name="ce208" office:value-type="date" office:date-value="2021-06-03" calcext:value-type="date">
            <text:p>03-jun-21</text:p>
          </table:table-cell>
          <table:table-cell table:style-name="ce210" office:value-type="string" calcext:value-type="string">
            <text:p>Fact # 174252373 PAC005-CORPORACION NACIONAL DE TELECOMUNICACIONES CNT EP PENSION BASICA SERVICIO#43805540 MES MAYO-2021 POR TRONCAL</text:p>
          </table:table-cell>
          <table:table-cell table:style-name="ce212" table:number-columns-repeated="3"/>
          <table:table-cell table:style-name="ce214" office:value-type="float" office:value="138" calcext:value-type="float">
            <text:p>138.00 </text:p>
          </table:table-cell>
          <table:table-cell/>
          <table:table-cell table:style-name="ce213" office:value-type="float" office:value="7412.14" calcext:value-type="float">
            <text:p>7,412.1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5</text:p>
          </table:table-cell>
          <table:table-cell table:style-name="ce207" office:value-type="date" office:date-value="2021-06-03" calcext:value-type="date">
            <text:p>03-jun-21</text:p>
          </table:table-cell>
          <table:table-cell table:style-name="ce201" office:value-type="string" calcext:value-type="string">
            <text:p>Fact # 174252374 PAC005-CORPORACION NACIONAL DE TELECOMUNICACIONES CNT EP PENSIÓN BÁSICA MES DE MAYO-2021 PILOTO#891422 ENLACE LINKO-ETAPA CUENCA</text:p>
          </table:table-cell>
          <table:table-cell table:number-columns-repeated="3"/>
          <table:table-cell table:style-name="ce213" office:value-type="float" office:value="481" calcext:value-type="float">
            <text:p>481.00 </text:p>
          </table:table-cell>
          <table:table-cell/>
          <table:table-cell table:style-name="ce213" office:value-type="float" office:value="7893.14" calcext:value-type="float">
            <text:p>7,893.1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6</text:p>
          </table:table-cell>
          <table:table-cell table:style-name="ce207" office:value-type="date" office:date-value="2021-06-03" calcext:value-type="date">
            <text:p>03-jun-21</text:p>
          </table:table-cell>
          <table:table-cell table:style-name="ce201" office:value-type="string" calcext:value-type="string">
            <text:p>Fact # 174252375 PAC005-CORPORACION NACIONAL DE TELECOMUNICACIONES CNT EP PENSIÓN BÁSICA MES DE MAYO-2021, PILOTO 891537, ENLACE LINKO-CNT MOVIL</text:p>
          </table:table-cell>
          <table:table-cell table:number-columns-repeated="3"/>
          <table:table-cell table:style-name="ce213" office:value-type="float" office:value="292" calcext:value-type="float">
            <text:p>292.00 </text:p>
          </table:table-cell>
          <table:table-cell/>
          <table:table-cell table:style-name="ce213" office:value-type="float" office:value="8185.14" calcext:value-type="float">
            <text:p>8,185.1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29</text:p>
          </table:table-cell>
          <table:table-cell table:style-name="ce207" office:value-type="date" office:date-value="2021-06-16" calcext:value-type="date">
            <text:p>16-jun-21</text:p>
          </table:table-cell>
          <table:table-cell table:style-name="ce201" office:value-type="string" calcext:value-type="string">
            <text:p>Fact # 7238 PAC005-CORPORACION NACIONAL DE TELECOMUNICACIONES CNT EP INTERCONEXIÓN MÓVIL MES DE MAYO 2021, MEDICIÓN 23.877,44 TASA <text:s/>USD0.013470, COMPENSA FACTURA#363394</text:p>
          </table:table-cell>
          <table:table-cell table:number-columns-repeated="3"/>
          <table:table-cell table:style-name="ce213" office:value-type="float" office:value="321.63" calcext:value-type="float">
            <text:p>321.63 </text:p>
          </table:table-cell>
          <table:table-cell/>
          <table:table-cell table:style-name="ce213" office:value-type="float" office:value="8506.77" calcext:value-type="float">
            <text:p>8,506.7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9</text:p>
          </table:table-cell>
          <table:table-cell table:style-name="ce208" office:value-type="date" office:date-value="2021-07-03" calcext:value-type="date">
            <text:p>03-jul-21</text:p>
          </table:table-cell>
          <table:table-cell table:style-name="ce210" office:value-type="string" calcext:value-type="string">
            <text:p>Fact # 176106926 PAC005-CORPORACION NACIONAL DE TELECOMUNICACIONES CNT EP PENSIÓN BÁSICA SERVICIO#23820600 MES DE JUNIO-2021 POR TRONCAL SIP/QUITO/ENLACE 10 CANALES LLAMADA DE VOZ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8626.77" calcext:value-type="float">
            <text:p>8,626.7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40</text:p>
          </table:table-cell>
          <table:table-cell table:style-name="ce208" office:value-type="date" office:date-value="2021-07-03" calcext:value-type="date">
            <text:p>03-jul-21</text:p>
          </table:table-cell>
          <table:table-cell table:style-name="ce210" office:value-type="string" calcext:value-type="string">
            <text:p>Fact # 176106927 PAC005-CORPORACION NACIONAL DE TELECOMUNICACIONES CNT EP PENSION BASICA SERVICIO#43805540 MES JUNIO-2021 POR TRONCAL</text:p>
          </table:table-cell>
          <table:table-cell table:style-name="ce212" table:number-columns-repeated="3"/>
          <table:table-cell table:style-name="ce214" office:value-type="float" office:value="120.22" calcext:value-type="float">
            <text:p>120.22 </text:p>
          </table:table-cell>
          <table:table-cell/>
          <table:table-cell table:style-name="ce213" office:value-type="float" office:value="8746.99" calcext:value-type="float">
            <text:p>8,746.9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41</text:p>
          </table:table-cell>
          <table:table-cell table:style-name="ce207" office:value-type="date" office:date-value="2021-07-03" calcext:value-type="date">
            <text:p>03-jul-21</text:p>
          </table:table-cell>
          <table:table-cell table:style-name="ce201" office:value-type="string" calcext:value-type="string">
            <text:p>Fact # 176106928 PAC005-CORPORACION NACIONAL DE TELECOMUNICACIONES CNT EP PENSIÓN BÁSICA MES DE JUNIO-2021 PILOTO#891422 ENLACE LINKO-ETAPA CUENCA</text:p>
          </table:table-cell>
          <table:table-cell table:number-columns-repeated="3"/>
          <table:table-cell table:style-name="ce213" office:value-type="float" office:value="481" calcext:value-type="float">
            <text:p>481.00 </text:p>
          </table:table-cell>
          <table:table-cell/>
          <table:table-cell table:style-name="ce213" office:value-type="float" office:value="9227.99" calcext:value-type="float">
            <text:p>9,227.9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42</text:p>
          </table:table-cell>
          <table:table-cell table:style-name="ce208" office:value-type="date" office:date-value="2021-07-03" calcext:value-type="date">
            <text:p>03-jul-21</text:p>
          </table:table-cell>
          <table:table-cell table:style-name="ce210" office:value-type="string" calcext:value-type="string">
            <text:p>Fact # 176106929 PAC005-CORPORACION NACIONAL DE TELECOMUNICACIONES CNT EP PENSIÓN BÁSICA MES DE JUNIO-2021, PILOTO 891537, ENLACE LINKO-CNT MOVIL</text:p>
          </table:table-cell>
          <table:table-cell table:style-name="ce212" table:number-columns-repeated="3"/>
          <table:table-cell table:style-name="ce214" office:value-type="float" office:value="292" calcext:value-type="float">
            <text:p>292.00 </text:p>
          </table:table-cell>
          <table:table-cell/>
          <table:table-cell table:style-name="ce213" office:value-type="float" office:value="9519.99" calcext:value-type="float">
            <text:p>9,519.9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5</text:p>
          </table:table-cell>
          <table:table-cell table:style-name="ce208" office:value-type="date" office:date-value="2021-08-03" calcext:value-type="date">
            <text:p>03-ago-21</text:p>
          </table:table-cell>
          <table:table-cell table:style-name="ce210" office:value-type="string" calcext:value-type="string">
            <text:p>Fact # 177930782 PAC005-CORPORACION NACIONAL DE TELECOMUNICACIONES CNT EP PENSIÓN BÁSICA SERVICIO#23820600 MES DE JULIO-2021 POR TRONCAL SIP/QUITO/ENLACE 10 CANALES LLAMADA DE VOZ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9639.99" calcext:value-type="float">
            <text:p>9,639.9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6</text:p>
          </table:table-cell>
          <table:table-cell table:style-name="ce208" office:value-type="date" office:date-value="2021-08-03" calcext:value-type="date">
            <text:p>03-ago-21</text:p>
          </table:table-cell>
          <table:table-cell table:style-name="ce210" office:value-type="string" calcext:value-type="string">
            <text:p>Fact # 177930783 PAC005-CORPORACION NACIONAL DE TELECOMUNICACIONES CNT EP PENSION BASICA SERVICIO#43805540 MES JULIO-2021 POR TRONCAL</text:p>
          </table:table-cell>
          <table:table-cell table:style-name="ce212" table:number-columns-repeated="3"/>
          <table:table-cell table:style-name="ce214" office:value-type="float" office:value="120" calcext:value-type="float">
            <text:p>120.00 </text:p>
          </table:table-cell>
          <table:table-cell/>
          <table:table-cell table:style-name="ce213" office:value-type="float" office:value="9759.99" calcext:value-type="float">
            <text:p>9,759.9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7</text:p>
          </table:table-cell>
          <table:table-cell table:style-name="ce207" office:value-type="date" office:date-value="2021-08-03" calcext:value-type="date">
            <text:p>03-ago-21</text:p>
          </table:table-cell>
          <table:table-cell table:style-name="ce201" office:value-type="string" calcext:value-type="string">
            <text:p>Fact # 177930784 PAC005-CORPORACION NACIONAL DE TELECOMUNICACIONES CNT EP PENSIÓN BÁSICA MES DE JULIO-2021 PILOTO#891422 ENLACE LINKO-ETAPA CUENCA</text:p>
          </table:table-cell>
          <table:table-cell table:number-columns-repeated="3"/>
          <table:table-cell table:style-name="ce213" office:value-type="float" office:value="481" calcext:value-type="float">
            <text:p>481.00 </text:p>
          </table:table-cell>
          <table:table-cell/>
          <table:table-cell table:style-name="ce213" office:value-type="float" office:value="10240.99" calcext:value-type="float">
            <text:p>10,240.9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18</text:p>
          </table:table-cell>
          <table:table-cell table:style-name="ce208" office:value-type="date" office:date-value="2021-08-03" calcext:value-type="date">
            <text:p>03-ago-21</text:p>
          </table:table-cell>
          <table:table-cell table:style-name="ce210" office:value-type="string" calcext:value-type="string">
            <text:p>Fact # 177930785 PAC005-CORPORACION NACIONAL DE TELECOMUNICACIONES CNT EP PENSIÓN BÁSICA MES DE JULIO-2021, PILOTO 891537, ENLACE LINKO-CNT MOVIL</text:p>
          </table:table-cell>
          <table:table-cell table:style-name="ce212" table:number-columns-repeated="3"/>
          <table:table-cell table:style-name="ce214" office:value-type="float" office:value="292" calcext:value-type="float">
            <text:p>292.00 </text:p>
          </table:table-cell>
          <table:table-cell/>
          <table:table-cell table:style-name="ce213" office:value-type="float" office:value="10532.99" calcext:value-type="float">
            <text:p>10,532.9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6</text:p>
          </table:table-cell>
          <table:table-cell table:style-name="ce207" office:value-type="date" office:date-value="2021-08-04" calcext:value-type="date">
            <text:p>04-ago-21</text:p>
          </table:table-cell>
          <table:table-cell table:style-name="ce201" office:value-type="string" calcext:value-type="string">
            <text:p>Fact # 7358 PAC005-CORPORACION NACIONAL DE TELECOMUNICACIONES CNT EP INTERCONEXIÓN MÓVIL MES DE JUNIO 2021, MEDICIÓN 23.477,52 TASA USD <text:s/>0,013470</text:p>
          </table:table-cell>
          <table:table-cell table:number-columns-repeated="3"/>
          <table:table-cell table:style-name="ce213" office:value-type="float" office:value="316.24" calcext:value-type="float">
            <text:p>316.24 </text:p>
          </table:table-cell>
          <table:table-cell/>
          <table:table-cell table:style-name="ce213" office:value-type="float" office:value="10849.23" calcext:value-type="float">
            <text:p>10,849.2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35</text:p>
          </table:table-cell>
          <table:table-cell table:style-name="ce207" office:value-type="date" office:date-value="2021-08-20" calcext:value-type="date">
            <text:p>20-ago-21</text:p>
          </table:table-cell>
          <table:table-cell table:style-name="ce201" office:value-type="string" calcext:value-type="string">
            <text:p>Fact # 7490 PAC005-CORPORACION NACIONAL DE TELECOMUNICACIONES CNT EP INTERCONEXIÓN FIJO MES AGOSTO 2021, MEDICIÓN 169.513,65 TASA USD 0.011905, COMPENSA FACT#368640</text:p>
          </table:table-cell>
          <table:table-cell table:number-columns-repeated="3"/>
          <table:table-cell table:style-name="ce213" office:value-type="float" office:value="2018.06" calcext:value-type="float">
            <text:p>2,018.06 </text:p>
          </table:table-cell>
          <table:table-cell/>
          <table:table-cell table:style-name="ce213" office:value-type="float" office:value="12867.29" calcext:value-type="float">
            <text:p>12,867.29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4" calcext:value-type="float">
            <text:p>51030204</text:p>
          </table:table-cell>
          <table:table-cell table:style-name="ce204" office:value-type="string" calcext:value-type="string">
            <text:p>CNT EP - TELECSA S.A. "ALEGRO PCS"</text:p>
          </table:table-cell>
          <table:table-cell table:style-name="ce205" office:value-type="string" calcext:value-type="string">
            <text:p>DF-45</text:p>
          </table:table-cell>
          <table:table-cell table:style-name="ce208" office:value-type="date" office:date-value="2021-08-20" calcext:value-type="date">
            <text:p>20-ago-21</text:p>
          </table:table-cell>
          <table:table-cell table:style-name="ce210" office:value-type="string" calcext:value-type="string">
            <text:p>Fact # 7491 PAC005-CORPORACION NACIONAL DE TELECOMUNICACIONES CNT EP INTERCONEXIÓN MÓVIL MES DE JULIO 2021, MEDICIÓN 22.437,72 TASA USD 0,013470</text:p>
          </table:table-cell>
          <table:table-cell table:style-name="ce212" table:number-columns-repeated="3"/>
          <table:table-cell table:style-name="ce214" office:value-type="float" office:value="302.24" calcext:value-type="float">
            <text:p>302.24 </text:p>
          </table:table-cell>
          <table:table-cell/>
          <table:table-cell table:style-name="ce213" office:value-type="float" office:value="13169.53" calcext:value-type="float">
            <text:p>13,169.5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6" office:value-type="string" calcext:value-type="string">
            <text:p>DF-3</text:p>
          </table:table-cell>
          <table:table-cell table:style-name="ce208" office:value-type="date" office:date-value="2021-01-08" calcext:value-type="date">
            <text:p>08-ene-21</text:p>
          </table:table-cell>
          <table:table-cell table:style-name="ce210" office:value-type="string" calcext:value-type="string">
            <text:p>Fact # 3694 CON002-CONECEL S.A INTERCONEXIÓN FIJA MES DE NOV 2020</text:p>
          </table:table-cell>
          <table:table-cell table:style-name="ce212" table:number-columns-repeated="3"/>
          <table:table-cell table:style-name="ce214" office:value-type="float" office:value="93.5" calcext:value-type="float">
            <text:p>93.50 </text:p>
          </table:table-cell>
          <table:table-cell/>
          <table:table-cell table:style-name="ce213" office:value-type="float" office:value="93.5" calcext:value-type="float">
            <text:p>93.5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36</text:p>
          </table:table-cell>
          <table:table-cell table:style-name="ce207" office:value-type="date" office:date-value="2021-01-08" calcext:value-type="date">
            <text:p>08-ene-21</text:p>
          </table:table-cell>
          <table:table-cell table:style-name="ce201" office:value-type="string" calcext:value-type="string">
            <text:p>Fact # 3706 CON002-CONECEL S.A INTERCONEXIÓN MÓVIL MES DE NOV 202O, COMPENSA FACT#351038</text:p>
          </table:table-cell>
          <table:table-cell table:number-columns-repeated="3"/>
          <table:table-cell table:style-name="ce213" office:value-type="float" office:value="2101.23" calcext:value-type="float">
            <text:p>2,101.23 </text:p>
          </table:table-cell>
          <table:table-cell/>
          <table:table-cell table:style-name="ce213" office:value-type="float" office:value="2194.73" calcext:value-type="float">
            <text:p>2,194.7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6" office:value-type="string" calcext:value-type="string">
            <text:p>DF-42</text:p>
          </table:table-cell>
          <table:table-cell table:style-name="ce208" office:value-type="date" office:date-value="2021-01-18" calcext:value-type="date">
            <text:p>18-ene-21</text:p>
          </table:table-cell>
          <table:table-cell table:style-name="ce210" office:value-type="string" calcext:value-type="string">
            <text:p>Fact # 3722 CON002-CONECEL S.A INTERCONEXIÓN FIJO MES DE DIC 2020</text:p>
          </table:table-cell>
          <table:table-cell table:style-name="ce212" table:number-columns-repeated="3"/>
          <table:table-cell table:style-name="ce214" office:value-type="float" office:value="111.99" calcext:value-type="float">
            <text:p>111.99 </text:p>
          </table:table-cell>
          <table:table-cell/>
          <table:table-cell table:style-name="ce213" office:value-type="float" office:value="2306.72" calcext:value-type="float">
            <text:p>2,306.7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43</text:p>
          </table:table-cell>
          <table:table-cell table:style-name="ce207" office:value-type="date" office:date-value="2021-01-19" calcext:value-type="date">
            <text:p>19-ene-21</text:p>
          </table:table-cell>
          <table:table-cell table:style-name="ce201" office:value-type="string" calcext:value-type="string">
            <text:p>Fact # 3754 CON002-CONECEL S.A INTERCONEXIÓN MÓVIL MES DE DIC 2020, COMPENSA FACT#351048</text:p>
          </table:table-cell>
          <table:table-cell table:number-columns-repeated="3"/>
          <table:table-cell table:style-name="ce213" office:value-type="float" office:value="2303.08" calcext:value-type="float">
            <text:p>2,303.08 </text:p>
          </table:table-cell>
          <table:table-cell/>
          <table:table-cell table:style-name="ce213" office:value-type="float" office:value="4609.8" calcext:value-type="float">
            <text:p>4,609.8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63</text:p>
          </table:table-cell>
          <table:table-cell table:style-name="ce207" office:value-type="date" office:date-value="2021-02-19" calcext:value-type="date">
            <text:p>19-feb-21</text:p>
          </table:table-cell>
          <table:table-cell table:style-name="ce201" office:value-type="string" calcext:value-type="string">
            <text:p>Fact # 3813 CON002-CONECEL S.A INTERCONEXIÓN MÓVIL MES DE ENERO 2021, COMPENSA FACTURA#353381</text:p>
          </table:table-cell>
          <table:table-cell table:number-columns-repeated="3"/>
          <table:table-cell table:style-name="ce213" office:value-type="float" office:value="4558.85" calcext:value-type="float">
            <text:p>4,558.85 </text:p>
          </table:table-cell>
          <table:table-cell/>
          <table:table-cell table:style-name="ce213" office:value-type="float" office:value="9168.65" calcext:value-type="float">
            <text:p>9,168.65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3</text:p>
          </table:table-cell>
          <table:table-cell table:style-name="ce208" office:value-type="date" office:date-value="2021-03-09" calcext:value-type="date">
            <text:p>09-mar-21</text:p>
          </table:table-cell>
          <table:table-cell table:style-name="ce210" office:value-type="string" calcext:value-type="string">
            <text:p>Fact # 3817 CON002-CONECEL S.A INTERCONEXION FIJO MES DE ENERO 2021</text:p>
          </table:table-cell>
          <table:table-cell table:style-name="ce212" table:number-columns-repeated="3"/>
          <table:table-cell table:style-name="ce214" office:value-type="float" office:value="112.73" calcext:value-type="float">
            <text:p>112.73 </text:p>
          </table:table-cell>
          <table:table-cell/>
          <table:table-cell table:style-name="ce213" office:value-type="float" office:value="9281.38" calcext:value-type="float">
            <text:p>9,281.3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24</text:p>
          </table:table-cell>
          <table:table-cell table:style-name="ce208" office:value-type="date" office:date-value="2021-03-17" calcext:value-type="date">
            <text:p>17-mar-21</text:p>
          </table:table-cell>
          <table:table-cell table:style-name="ce210" office:value-type="string" calcext:value-type="string">
            <text:p>Fact # 3846 CON002-CONECEL S.A INTERCONEXION FIJO MES DE FEBRERO 2021</text:p>
          </table:table-cell>
          <table:table-cell table:style-name="ce212" table:number-columns-repeated="3"/>
          <table:table-cell table:style-name="ce214" office:value-type="float" office:value="113.09" calcext:value-type="float">
            <text:p>113.09 </text:p>
          </table:table-cell>
          <table:table-cell/>
          <table:table-cell table:style-name="ce213" office:value-type="float" office:value="9394.47" calcext:value-type="float">
            <text:p>9,394.4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40</text:p>
          </table:table-cell>
          <table:table-cell table:style-name="ce207" office:value-type="date" office:date-value="2021-03-19" calcext:value-type="date">
            <text:p>19-mar-21</text:p>
          </table:table-cell>
          <table:table-cell table:style-name="ce201" office:value-type="string" calcext:value-type="string">
            <text:p>Fact # 3863 CON002-CONECEL S.A INTERCONEXIÓN MÓVIL MES DE FEB 2021, COMPENSA FACTURA#355815</text:p>
          </table:table-cell>
          <table:table-cell table:number-columns-repeated="3"/>
          <table:table-cell table:style-name="ce213" office:value-type="float" office:value="2177.27" calcext:value-type="float">
            <text:p>2,177.27 </text:p>
          </table:table-cell>
          <table:table-cell/>
          <table:table-cell table:style-name="ce213" office:value-type="float" office:value="11571.74" calcext:value-type="float">
            <text:p>11,571.7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23</text:p>
          </table:table-cell>
          <table:table-cell table:style-name="ce208" office:value-type="date" office:date-value="2021-04-14" calcext:value-type="date">
            <text:p>14-abr-21</text:p>
          </table:table-cell>
          <table:table-cell table:style-name="ce210" office:value-type="string" calcext:value-type="string">
            <text:p>Fact # 3875 CON002-CONECEL S.A INTERCONEXIÓN FIJO MES DE MARZO 2021,</text:p>
          </table:table-cell>
          <table:table-cell table:style-name="ce212" table:number-columns-repeated="3"/>
          <table:table-cell table:style-name="ce214" office:value-type="float" office:value="113.46" calcext:value-type="float">
            <text:p>113.46 </text:p>
          </table:table-cell>
          <table:table-cell/>
          <table:table-cell table:style-name="ce213" office:value-type="float" office:value="11685.2" calcext:value-type="float">
            <text:p>11,685.2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36</text:p>
          </table:table-cell>
          <table:table-cell table:style-name="ce207" office:value-type="date" office:date-value="2021-04-19" calcext:value-type="date">
            <text:p>19-abr-21</text:p>
          </table:table-cell>
          <table:table-cell table:style-name="ce201" office:value-type="string" calcext:value-type="string">
            <text:p>Fact # 3909 CON002-CONECEL S.A INTERCONEXIÓN MÓVIL MES DE MARZO 2021, COMPENSA FACTURA#358298</text:p>
          </table:table-cell>
          <table:table-cell table:number-columns-repeated="3"/>
          <table:table-cell table:style-name="ce213" office:value-type="float" office:value="4412.67" calcext:value-type="float">
            <text:p>4,412.67 </text:p>
          </table:table-cell>
          <table:table-cell/>
          <table:table-cell table:style-name="ce213" office:value-type="float" office:value="16097.87" calcext:value-type="float">
            <text:p>16,097.8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33</text:p>
          </table:table-cell>
          <table:table-cell table:style-name="ce208" office:value-type="date" office:date-value="2021-05-17" calcext:value-type="date">
            <text:p>17-may-21</text:p>
          </table:table-cell>
          <table:table-cell table:style-name="ce210" office:value-type="string" calcext:value-type="string">
            <text:p>Fact # 3945 CON002-CONECEL S.A INTERCONEXIÓN FIJA MES DE ABRIL-2021</text:p>
          </table:table-cell>
          <table:table-cell table:style-name="ce212" table:number-columns-repeated="3"/>
          <table:table-cell table:style-name="ce214" office:value-type="float" office:value="94.81" calcext:value-type="float">
            <text:p>94.81 </text:p>
          </table:table-cell>
          <table:table-cell/>
          <table:table-cell table:style-name="ce213" office:value-type="float" office:value="16192.68" calcext:value-type="float">
            <text:p>16,192.6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45</text:p>
          </table:table-cell>
          <table:table-cell table:style-name="ce207" office:value-type="date" office:date-value="2021-05-21" calcext:value-type="date">
            <text:p>21-may-21</text:p>
          </table:table-cell>
          <table:table-cell table:style-name="ce201" office:value-type="string" calcext:value-type="string">
            <text:p>Fact # 3953 CON002-CONECEL S.A INTERCONEXIÓN MÓVIL MES DE ABRIL 2021</text:p>
          </table:table-cell>
          <table:table-cell table:number-columns-repeated="3"/>
          <table:table-cell table:style-name="ce213" office:value-type="float" office:value="5431.99" calcext:value-type="float">
            <text:p>5,431.99 </text:p>
          </table:table-cell>
          <table:table-cell/>
          <table:table-cell table:style-name="ce213" office:value-type="float" office:value="21624.67" calcext:value-type="float">
            <text:p>21,624.6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35</text:p>
          </table:table-cell>
          <table:table-cell table:style-name="ce208" office:value-type="date" office:date-value="2021-06-17" calcext:value-type="date">
            <text:p>17-jun-21</text:p>
          </table:table-cell>
          <table:table-cell table:style-name="ce210" office:value-type="string" calcext:value-type="string">
            <text:p>Fact # 4004 CON002-CONECEL S.A INTERCONEXIÓN FIJO MES DE MAYO 2021</text:p>
          </table:table-cell>
          <table:table-cell table:style-name="ce212" table:number-columns-repeated="3"/>
          <table:table-cell table:style-name="ce214" office:value-type="float" office:value="92.8" calcext:value-type="float">
            <text:p>92.80 </text:p>
          </table:table-cell>
          <table:table-cell/>
          <table:table-cell table:style-name="ce213" office:value-type="float" office:value="21717.47" calcext:value-type="float">
            <text:p>21,717.4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38</text:p>
          </table:table-cell>
          <table:table-cell table:style-name="ce207" office:value-type="date" office:date-value="2021-06-17" calcext:value-type="date">
            <text:p>17-jun-21</text:p>
          </table:table-cell>
          <table:table-cell table:style-name="ce201" office:value-type="string" calcext:value-type="string">
            <text:p>Fact # 4014 CON002-CONECEL S.A INTERCONEXIÓN MÓVIL <text:s/>MES DE MAYO 2021, COMPENSA FACTURA#363392</text:p>
          </table:table-cell>
          <table:table-cell table:number-columns-repeated="3"/>
          <table:table-cell table:style-name="ce213" office:value-type="float" office:value="2367.74" calcext:value-type="float">
            <text:p>2,367.74 </text:p>
          </table:table-cell>
          <table:table-cell/>
          <table:table-cell table:style-name="ce213" office:value-type="float" office:value="24085.21" calcext:value-type="float">
            <text:p>24,085.21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23</text:p>
          </table:table-cell>
          <table:table-cell table:style-name="ce208" office:value-type="date" office:date-value="2021-07-13" calcext:value-type="date">
            <text:p>13-jul-21</text:p>
          </table:table-cell>
          <table:table-cell table:style-name="ce210" office:value-type="string" calcext:value-type="string">
            <text:p>Fact # 4052 CON002-CONECEL S.A INTERCONEXIÓN FIJO MES DE JUNIO 2021</text:p>
          </table:table-cell>
          <table:table-cell table:style-name="ce212" table:number-columns-repeated="3"/>
          <table:table-cell table:style-name="ce214" office:value-type="float" office:value="101.73" calcext:value-type="float">
            <text:p>101.73 </text:p>
          </table:table-cell>
          <table:table-cell/>
          <table:table-cell table:style-name="ce213" office:value-type="float" office:value="24186.94" calcext:value-type="float">
            <text:p>24,186.9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24</text:p>
          </table:table-cell>
          <table:table-cell table:style-name="ce207" office:value-type="date" office:date-value="2021-07-16" calcext:value-type="date">
            <text:p>16-jul-21</text:p>
          </table:table-cell>
          <table:table-cell table:style-name="ce201" office:value-type="string" calcext:value-type="string">
            <text:p>Fact # 4071 CON002-CONECEL S.A INTERCONEXIÓN MÓVIL MES DE JUNIO 2021</text:p>
          </table:table-cell>
          <table:table-cell table:number-columns-repeated="3"/>
          <table:table-cell table:style-name="ce213" office:value-type="float" office:value="2618.82" calcext:value-type="float">
            <text:p>2,618.82 </text:p>
          </table:table-cell>
          <table:table-cell/>
          <table:table-cell table:style-name="ce213" office:value-type="float" office:value="26805.76" calcext:value-type="float">
            <text:p>26,805.76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46</text:p>
          </table:table-cell>
          <table:table-cell table:style-name="ce207" office:value-type="date" office:date-value="2021-08-18" calcext:value-type="date">
            <text:p>18-ago-21</text:p>
          </table:table-cell>
          <table:table-cell table:style-name="ce201" office:value-type="string" calcext:value-type="string">
            <text:p>Fact # 4101 CON002-CONECEL S.A INTERCONEXIÓN MÓVIL MES DE JULIO 2021, MIN 254361.35, TS 0.010150, COMPENSA FACT#368638</text:p>
          </table:table-cell>
          <table:table-cell table:number-columns-repeated="3"/>
          <table:table-cell table:style-name="ce213" office:value-type="float" office:value="2581.77" calcext:value-type="float">
            <text:p>2,581.77 </text:p>
          </table:table-cell>
          <table:table-cell/>
          <table:table-cell table:style-name="ce213" office:value-type="float" office:value="29387.53" calcext:value-type="float">
            <text:p>29,387.5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5" calcext:value-type="float">
            <text:p>51030205</text:p>
          </table:table-cell>
          <table:table-cell table:style-name="ce204" office:value-type="string" calcext:value-type="string">
            <text:p>CONECEL <text:s/>"PORTA"</text:p>
          </table:table-cell>
          <table:table-cell table:style-name="ce205" office:value-type="string" calcext:value-type="string">
            <text:p>DF-37</text:p>
          </table:table-cell>
          <table:table-cell table:style-name="ce208" office:value-type="date" office:date-value="2021-08-19" calcext:value-type="date">
            <text:p>19-ago-21</text:p>
          </table:table-cell>
          <table:table-cell table:style-name="ce210" office:value-type="string" calcext:value-type="string">
            <text:p>Fact # 4109 CON002-CONECEL S.A INTERCONEXIÓN FIJO MES DE AGOSTO 2021</text:p>
          </table:table-cell>
          <table:table-cell table:style-name="ce212" table:number-columns-repeated="3"/>
          <table:table-cell table:style-name="ce214" office:value-type="float" office:value="102.44" calcext:value-type="float">
            <text:p>102.44 </text:p>
          </table:table-cell>
          <table:table-cell/>
          <table:table-cell table:style-name="ce213" office:value-type="float" office:value="29489.97" calcext:value-type="float">
            <text:p>29,489.9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7" calcext:value-type="float">
            <text:p>51030207</text:p>
          </table:table-cell>
          <table:table-cell table:style-name="ce204" office:value-type="string" calcext:value-type="string">
            <text:p>CNT, EP - EX-PACIFICTEL</text:p>
          </table:table-cell>
          <table:table-cell table:style-name="ce205" office:value-type="string" calcext:value-type="string">
            <text:p>DF-40</text:p>
          </table:table-cell>
          <table:table-cell table:style-name="ce207" office:value-type="date" office:date-value="2021-01-15" calcext:value-type="date">
            <text:p>15-ene-21</text:p>
          </table:table-cell>
          <table:table-cell table:style-name="ce201" office:value-type="string" calcext:value-type="string">
            <text:p>Fact # 6633 PAC005-CORPORACION NACIONAL DE TELECOMUNICACIONES CNT EP INTERCONEXIÓN FIJA MES DE DIC 2020, MEDICIÓN 181.559,17 TASA USD 0.011905, COMPENSA FACT#351050</text:p>
          </table:table-cell>
          <table:table-cell table:number-columns-repeated="3"/>
          <table:table-cell table:style-name="ce213" office:value-type="float" office:value="2161.46" calcext:value-type="float">
            <text:p>2,161.46 </text:p>
          </table:table-cell>
          <table:table-cell/>
          <table:table-cell table:style-name="ce213" office:value-type="float" office:value="2161.46" calcext:value-type="float">
            <text:p>2,161.46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7" calcext:value-type="float">
            <text:p>51030207</text:p>
          </table:table-cell>
          <table:table-cell table:style-name="ce204" office:value-type="string" calcext:value-type="string">
            <text:p>CNT, EP - EX-PACIFICTEL</text:p>
          </table:table-cell>
          <table:table-cell table:style-name="ce205" office:value-type="string" calcext:value-type="string">
            <text:p>DF-61</text:p>
          </table:table-cell>
          <table:table-cell table:style-name="ce207" office:value-type="date" office:date-value="2021-02-17" calcext:value-type="date">
            <text:p>17-feb-21</text:p>
          </table:table-cell>
          <table:table-cell table:style-name="ce201" office:value-type="string" calcext:value-type="string">
            <text:p>Fact # 6750 PAC005-CORPORACION NACIONAL DE TELECOMUNICACIONES CNT EP INTERCONEXIÓN FIJO MES DE ENERO 2021, <text:s/>MEDICIÓN 178.261,45 TASA USD 0.011905, COMPENSA FACTURA#353375</text:p>
          </table:table-cell>
          <table:table-cell table:number-columns-repeated="3"/>
          <table:table-cell table:style-name="ce213" office:value-type="float" office:value="2122.2" calcext:value-type="float">
            <text:p>2,122.20 </text:p>
          </table:table-cell>
          <table:table-cell/>
          <table:table-cell table:style-name="ce213" office:value-type="float" office:value="4283.66" calcext:value-type="float">
            <text:p>4,283.66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7" calcext:value-type="float">
            <text:p>51030207</text:p>
          </table:table-cell>
          <table:table-cell table:style-name="ce204" office:value-type="string" calcext:value-type="string">
            <text:p>CNT, EP - EX-PACIFICTEL</text:p>
          </table:table-cell>
          <table:table-cell table:style-name="ce205" office:value-type="string" calcext:value-type="string">
            <text:p>DF-38</text:p>
          </table:table-cell>
          <table:table-cell table:style-name="ce207" office:value-type="date" office:date-value="2021-03-15" calcext:value-type="date">
            <text:p>15-mar-21</text:p>
          </table:table-cell>
          <table:table-cell table:style-name="ce201" office:value-type="string" calcext:value-type="string">
            <text:p>Fact # 6870 PAC005-CORPORACION NACIONAL DE TELECOMUNICACIONES CNT EP INTERCONEXIÓN FIJO MES DE FEB 2021, MEDICIÓN 161.291,07 TASA USD <text:s/>0.011905, COMPENSA FACTURA#355809</text:p>
          </table:table-cell>
          <table:table-cell table:number-columns-repeated="3"/>
          <table:table-cell table:style-name="ce213" office:value-type="float" office:value="1920.17" calcext:value-type="float">
            <text:p>1,920.17 </text:p>
          </table:table-cell>
          <table:table-cell/>
          <table:table-cell table:style-name="ce213" office:value-type="float" office:value="6203.83" calcext:value-type="float">
            <text:p>6,203.8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7" calcext:value-type="float">
            <text:p>51030207</text:p>
          </table:table-cell>
          <table:table-cell table:style-name="ce204" office:value-type="string" calcext:value-type="string">
            <text:p>CNT, EP - EX-PACIFICTEL</text:p>
          </table:table-cell>
          <table:table-cell table:style-name="ce205" office:value-type="string" calcext:value-type="string">
            <text:p>DF-16</text:p>
          </table:table-cell>
          <table:table-cell table:style-name="ce207" office:value-type="date" office:date-value="2021-04-14" calcext:value-type="date">
            <text:p>14-abr-21</text:p>
          </table:table-cell>
          <table:table-cell table:style-name="ce201" office:value-type="string" calcext:value-type="string">
            <text:p>Fact # 6976 PAC005-CORPORACION NACIONAL DE TELECOMUNICACIONES CNT EP INTERCONEXIÓN FIJO MES DE MARZO 2021, MEDICIÓN 207.769,35 TASA USD <text:s/>0.011905</text:p>
          </table:table-cell>
          <table:table-cell table:number-columns-repeated="3"/>
          <table:table-cell table:style-name="ce213" office:value-type="float" office:value="2473.49" calcext:value-type="float">
            <text:p>2,473.49 </text:p>
          </table:table-cell>
          <table:table-cell/>
          <table:table-cell table:style-name="ce213" office:value-type="float" office:value="8677.32" calcext:value-type="float">
            <text:p>8,677.3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7" calcext:value-type="float">
            <text:p>51030207</text:p>
          </table:table-cell>
          <table:table-cell table:style-name="ce204" office:value-type="string" calcext:value-type="string">
            <text:p>CNT, EP - EX-PACIFICTEL</text:p>
          </table:table-cell>
          <table:table-cell table:style-name="ce205" office:value-type="string" calcext:value-type="string">
            <text:p>DF-43</text:p>
          </table:table-cell>
          <table:table-cell table:style-name="ce207" office:value-type="date" office:date-value="2021-05-17" calcext:value-type="date">
            <text:p>17-may-21</text:p>
          </table:table-cell>
          <table:table-cell table:style-name="ce201" office:value-type="string" calcext:value-type="string">
            <text:p>Fact # 7121 PAC005-CORPORACION NACIONAL DE TELECOMUNICACIONES CNT EP INTERCONEXIÓN FIJO MES DE ABRIL, MEDICIÓN 179.550,48 TASA USD <text:s/>0.011905</text:p>
          </table:table-cell>
          <table:table-cell table:number-columns-repeated="3"/>
          <table:table-cell table:style-name="ce213" office:value-type="float" office:value="2137.55" calcext:value-type="float">
            <text:p>2,137.55 </text:p>
          </table:table-cell>
          <table:table-cell/>
          <table:table-cell table:style-name="ce213" office:value-type="float" office:value="10814.87" calcext:value-type="float">
            <text:p>10,814.8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7" calcext:value-type="float">
            <text:p>51030207</text:p>
          </table:table-cell>
          <table:table-cell table:style-name="ce204" office:value-type="string" calcext:value-type="string">
            <text:p>CNT, EP - EX-PACIFICTEL</text:p>
          </table:table-cell>
          <table:table-cell table:style-name="ce205" office:value-type="string" calcext:value-type="string">
            <text:p>DF-28</text:p>
          </table:table-cell>
          <table:table-cell table:style-name="ce207" office:value-type="date" office:date-value="2021-06-16" calcext:value-type="date">
            <text:p>16-jun-21</text:p>
          </table:table-cell>
          <table:table-cell table:style-name="ce201" office:value-type="string" calcext:value-type="string">
            <text:p>Fact # 7237 PAC005-CORPORACION NACIONAL DE TELECOMUNICACIONES CNT EP INTERCONEXIÓN FIJO MES DE MAYO 2021, MEDICIÓN 176.588,27 TASA USD <text:s/>0.011905, COMPENSA FACTURA#363395</text:p>
          </table:table-cell>
          <table:table-cell table:number-columns-repeated="3"/>
          <table:table-cell table:style-name="ce213" office:value-type="float" office:value="2102.28" calcext:value-type="float">
            <text:p>2,102.28 </text:p>
          </table:table-cell>
          <table:table-cell/>
          <table:table-cell table:style-name="ce213" office:value-type="float" office:value="12917.15" calcext:value-type="float">
            <text:p>12,917.15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7" calcext:value-type="float">
            <text:p>51030207</text:p>
          </table:table-cell>
          <table:table-cell table:style-name="ce204" office:value-type="string" calcext:value-type="string">
            <text:p>CNT, EP - EX-PACIFICTEL</text:p>
          </table:table-cell>
          <table:table-cell table:style-name="ce205" office:value-type="string" calcext:value-type="string">
            <text:p>DF-5</text:p>
          </table:table-cell>
          <table:table-cell table:style-name="ce207" office:value-type="date" office:date-value="2021-08-04" calcext:value-type="date">
            <text:p>04-ago-21</text:p>
          </table:table-cell>
          <table:table-cell table:style-name="ce201" office:value-type="string" calcext:value-type="string">
            <text:p>Fact # 7357 PAC005-CORPORACION NACIONAL DE TELECOMUNICACIONES CNT EP INTERCONEXIÓN FIJO MES DE JUNIO 2021, MEDICIÓN 181.975,63 TASA USD 0.011905</text:p>
          </table:table-cell>
          <table:table-cell table:number-columns-repeated="3"/>
          <table:table-cell table:style-name="ce213" office:value-type="float" office:value="2166.42" calcext:value-type="float">
            <text:p>2,166.42 </text:p>
          </table:table-cell>
          <table:table-cell/>
          <table:table-cell table:style-name="ce213" office:value-type="float" office:value="15083.57" calcext:value-type="float">
            <text:p>15,083.5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6</text:p>
          </table:table-cell>
          <table:table-cell table:style-name="ce207" office:value-type="date" office:date-value="2021-01-15" calcext:value-type="date">
            <text:p>15-ene-21</text:p>
          </table:table-cell>
          <table:table-cell table:style-name="ce201" office:value-type="string" calcext:value-type="string">
            <text:p>Fact # 6793 SET001-SETEL S.A INTERCONEXIÓN MES DE DIC 2020, <text:s/>MINUTOS:16756.50/ PRECIO UNITARIO: 0.008905, COMPENSA FACT#351046</text:p>
          </table:table-cell>
          <table:table-cell table:number-columns-repeated="3"/>
          <table:table-cell table:style-name="ce213" office:value-type="float" office:value="149.22" calcext:value-type="float">
            <text:p>149.22 </text:p>
          </table:table-cell>
          <table:table-cell/>
          <table:table-cell table:style-name="ce213" office:value-type="float" office:value="149.22" calcext:value-type="float">
            <text:p>149.2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7</text:p>
          </table:table-cell>
          <table:table-cell table:style-name="ce207" office:value-type="date" office:date-value="2021-01-15" calcext:value-type="date">
            <text:p>15-ene-21</text:p>
          </table:table-cell>
          <table:table-cell table:style-name="ce201" office:value-type="string" calcext:value-type="string">
            <text:p>Fact # 6794 SET001-SETEL S.A SERVICIO POR COUBICACION DICIEMBRE 2020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284.52" calcext:value-type="float">
            <text:p>284.5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66</text:p>
          </table:table-cell>
          <table:table-cell table:style-name="ce207" office:value-type="date" office:date-value="2021-02-17" calcext:value-type="date">
            <text:p>17-feb-21</text:p>
          </table:table-cell>
          <table:table-cell table:style-name="ce201" office:value-type="string" calcext:value-type="string">
            <text:p>Fact # 6897 SET001-SETEL S.A INTERCONEXIÓN MES DE ENERO 2021, MINUTOS:14105.40/ PRECIO UNITARIO: 0.008905, COMPENSA FACTURA#353376</text:p>
          </table:table-cell>
          <table:table-cell table:number-columns-repeated="3"/>
          <table:table-cell table:style-name="ce213" office:value-type="float" office:value="125.61" calcext:value-type="float">
            <text:p>125.61 </text:p>
          </table:table-cell>
          <table:table-cell/>
          <table:table-cell table:style-name="ce213" office:value-type="float" office:value="410.13" calcext:value-type="float">
            <text:p>410.1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67</text:p>
          </table:table-cell>
          <table:table-cell table:style-name="ce207" office:value-type="date" office:date-value="2021-02-17" calcext:value-type="date">
            <text:p>17-feb-21</text:p>
          </table:table-cell>
          <table:table-cell table:style-name="ce201" office:value-type="string" calcext:value-type="string">
            <text:p>Fact # 6898 SET001-SETEL S.A SERVICIO DE COUBICACIÓN MES DE ENERO 2021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545.43" calcext:value-type="float">
            <text:p>545.4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3</text:p>
          </table:table-cell>
          <table:table-cell table:style-name="ce207" office:value-type="date" office:date-value="2021-03-16" calcext:value-type="date">
            <text:p>16-mar-21</text:p>
          </table:table-cell>
          <table:table-cell table:style-name="ce201" office:value-type="string" calcext:value-type="string">
            <text:p>Fact # 7001 SET001-SETEL S.A INTERCONEXIÓN MES DE FEBRERO 2021, MINUTOS:13600.50/ PRECIO UNITARIO: 0.008905, COMPENSA FACTURA#355812</text:p>
          </table:table-cell>
          <table:table-cell table:number-columns-repeated="3"/>
          <table:table-cell table:style-name="ce213" office:value-type="float" office:value="121.11" calcext:value-type="float">
            <text:p>121.11 </text:p>
          </table:table-cell>
          <table:table-cell/>
          <table:table-cell table:style-name="ce213" office:value-type="float" office:value="666.54" calcext:value-type="float">
            <text:p>666.5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4</text:p>
          </table:table-cell>
          <table:table-cell table:style-name="ce207" office:value-type="date" office:date-value="2021-03-16" calcext:value-type="date">
            <text:p>16-mar-21</text:p>
          </table:table-cell>
          <table:table-cell table:style-name="ce201" office:value-type="string" calcext:value-type="string">
            <text:p>Fact # 7002 SET001-SETEL S.A SERVICIO POR COUBICACION FEBRERO 2021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801.84" calcext:value-type="float">
            <text:p>801.8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37</text:p>
          </table:table-cell>
          <table:table-cell table:style-name="ce207" office:value-type="date" office:date-value="2021-04-19" calcext:value-type="date">
            <text:p>19-abr-21</text:p>
          </table:table-cell>
          <table:table-cell table:style-name="ce201" office:value-type="string" calcext:value-type="string">
            <text:p>Fact # 7093 SET001-SETEL S.A INTERCONEXIÓN MES DE MARZO 2021, COMPENSA FACTURA#358297</text:p>
          </table:table-cell>
          <table:table-cell table:number-columns-repeated="3"/>
          <table:table-cell table:style-name="ce213" office:value-type="float" office:value="161.84" calcext:value-type="float">
            <text:p>161.84 </text:p>
          </table:table-cell>
          <table:table-cell/>
          <table:table-cell table:style-name="ce213" office:value-type="float" office:value="963.68" calcext:value-type="float">
            <text:p>963.6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38</text:p>
          </table:table-cell>
          <table:table-cell table:style-name="ce207" office:value-type="date" office:date-value="2021-04-19" calcext:value-type="date">
            <text:p>19-abr-21</text:p>
          </table:table-cell>
          <table:table-cell table:style-name="ce201" office:value-type="string" calcext:value-type="string">
            <text:p>Fact # 7094 SET001-SETEL S.A SERVICIO DE COUBICACION MARZO 2021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1098.98" calcext:value-type="float">
            <text:p>1,098.9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8</text:p>
          </table:table-cell>
          <table:table-cell table:style-name="ce207" office:value-type="date" office:date-value="2021-05-18" calcext:value-type="date">
            <text:p>18-may-21</text:p>
          </table:table-cell>
          <table:table-cell table:style-name="ce201" office:value-type="string" calcext:value-type="string">
            <text:p>Fact # 7169 SET001-SETEL S.A INTERCONEXIÓN MES DE ABRIL 2021, MINUTOS:15.771,33 / PRECIO UNITARIO: 0.008905</text:p>
          </table:table-cell>
          <table:table-cell table:number-columns-repeated="3"/>
          <table:table-cell table:style-name="ce213" office:value-type="float" office:value="140.44" calcext:value-type="float">
            <text:p>140.44 </text:p>
          </table:table-cell>
          <table:table-cell/>
          <table:table-cell table:style-name="ce213" office:value-type="float" office:value="1239.42" calcext:value-type="float">
            <text:p>1,239.4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9</text:p>
          </table:table-cell>
          <table:table-cell table:style-name="ce207" office:value-type="date" office:date-value="2021-05-18" calcext:value-type="date">
            <text:p>18-may-21</text:p>
          </table:table-cell>
          <table:table-cell table:style-name="ce201" office:value-type="string" calcext:value-type="string">
            <text:p>Fact # 7170 SET001-SETEL S.A SERVICIO POR COUBICACION ABRIL 2021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1374.72" calcext:value-type="float">
            <text:p>1,374.7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2</text:p>
          </table:table-cell>
          <table:table-cell table:style-name="ce207" office:value-type="date" office:date-value="2021-06-16" calcext:value-type="date">
            <text:p>16-jun-21</text:p>
          </table:table-cell>
          <table:table-cell table:style-name="ce201" office:value-type="string" calcext:value-type="string">
            <text:p>Fact # 7259 SET001-SETEL S.A INTERCONEXIÓN MES DE MAYO 2021, MINUTOS:16.407,23 / PRECIO UNITARIO: 0.008905, COMPENSA FACTURA#363397</text:p>
          </table:table-cell>
          <table:table-cell table:number-columns-repeated="3"/>
          <table:table-cell table:style-name="ce213" office:value-type="float" office:value="146.11" calcext:value-type="float">
            <text:p>146.11 </text:p>
          </table:table-cell>
          <table:table-cell/>
          <table:table-cell table:style-name="ce213" office:value-type="float" office:value="1520.83" calcext:value-type="float">
            <text:p>1,520.8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3</text:p>
          </table:table-cell>
          <table:table-cell table:style-name="ce207" office:value-type="date" office:date-value="2021-06-16" calcext:value-type="date">
            <text:p>16-jun-21</text:p>
          </table:table-cell>
          <table:table-cell table:style-name="ce201" office:value-type="string" calcext:value-type="string">
            <text:p>Fact # 7260 SET001-SETEL S.A SERVICIO DE COUBICACION MAYO 2021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1656.13" calcext:value-type="float">
            <text:p>1,656.13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28</text:p>
          </table:table-cell>
          <table:table-cell table:style-name="ce207" office:value-type="date" office:date-value="2021-07-16" calcext:value-type="date">
            <text:p>16-jul-21</text:p>
          </table:table-cell>
          <table:table-cell table:style-name="ce201" office:value-type="string" calcext:value-type="string">
            <text:p>Fact # 7358 SET001-SETEL S.A INTERCONEXIÓN MES DE JUNIO 2021, MINUTOS:16.343,13 / PRECIO UNITARIO: 0.008905</text:p>
          </table:table-cell>
          <table:table-cell table:number-columns-repeated="3"/>
          <table:table-cell table:style-name="ce213" office:value-type="float" office:value="145.54" calcext:value-type="float">
            <text:p>145.54 </text:p>
          </table:table-cell>
          <table:table-cell/>
          <table:table-cell table:style-name="ce213" office:value-type="float" office:value="1801.67" calcext:value-type="float">
            <text:p>1,801.6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29</text:p>
          </table:table-cell>
          <table:table-cell table:style-name="ce207" office:value-type="date" office:date-value="2021-07-16" calcext:value-type="date">
            <text:p>16-jul-21</text:p>
          </table:table-cell>
          <table:table-cell table:style-name="ce201" office:value-type="string" calcext:value-type="string">
            <text:p>Fact # 7359 SET001-SETEL S.A SERVICIO POR COUBICACION JUNIO 2021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1936.97" calcext:value-type="float">
            <text:p>1,936.9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49</text:p>
          </table:table-cell>
          <table:table-cell table:style-name="ce207" office:value-type="date" office:date-value="2021-08-18" calcext:value-type="date">
            <text:p>18-ago-21</text:p>
          </table:table-cell>
          <table:table-cell table:style-name="ce201" office:value-type="string" calcext:value-type="string">
            <text:p>Fact # 7475 SET001-SETEL S.A INTERCONEXIÓN MES DE JULIO 2021, MINUTOS:14.583,98 / PRECIO UNITARIO: 0,008905, COMPENSA FACT#368634</text:p>
          </table:table-cell>
          <table:table-cell table:number-columns-repeated="3"/>
          <table:table-cell table:style-name="ce213" office:value-type="float" office:value="129.87" calcext:value-type="float">
            <text:p>129.87 </text:p>
          </table:table-cell>
          <table:table-cell/>
          <table:table-cell table:style-name="ce213" office:value-type="float" office:value="2066.84" calcext:value-type="float">
            <text:p>2,066.8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08" calcext:value-type="float">
            <text:p>51030208</text:p>
          </table:table-cell>
          <table:table-cell table:style-name="ce204" office:value-type="string" calcext:value-type="string">
            <text:p>SETEL " TV CABLE "</text:p>
          </table:table-cell>
          <table:table-cell table:style-name="ce205" office:value-type="string" calcext:value-type="string">
            <text:p>DF-50</text:p>
          </table:table-cell>
          <table:table-cell table:style-name="ce207" office:value-type="date" office:date-value="2021-08-18" calcext:value-type="date">
            <text:p>18-ago-21</text:p>
          </table:table-cell>
          <table:table-cell table:style-name="ce201" office:value-type="string" calcext:value-type="string">
            <text:p>Fact # 7476 SET001-SETEL S.A COUBICACION JULIO 2021</text:p>
          </table:table-cell>
          <table:table-cell table:number-columns-repeated="3"/>
          <table:table-cell table:style-name="ce213" office:value-type="float" office:value="135.3" calcext:value-type="float">
            <text:p>135.30 </text:p>
          </table:table-cell>
          <table:table-cell/>
          <table:table-cell table:style-name="ce213" office:value-type="float" office:value="2202.14" calcext:value-type="float">
            <text:p>2,202.1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4</text:p>
          </table:table-cell>
          <table:table-cell table:style-name="ce208" office:value-type="date" office:date-value="2021-01-13" calcext:value-type="date">
            <text:p>13-ene-21</text:p>
          </table:table-cell>
          <table:table-cell table:style-name="ce210" office:value-type="string" calcext:value-type="string">
            <text:p>Fact # 31783199 ETA001-ETAPA EP SERVICIO POR FACILIDADES Y CO-UBICACIÓN DICIEMBRE 2020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283.5" calcext:value-type="float">
            <text:p>283.5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44</text:p>
          </table:table-cell>
          <table:table-cell table:style-name="ce207" office:value-type="date" office:date-value="2021-01-13" calcext:value-type="date">
            <text:p>13-ene-21</text:p>
          </table:table-cell>
          <table:table-cell table:style-name="ce201" office:value-type="string" calcext:value-type="string">
            <text:p>Fact # 31783194 ETA001-ETAPA EP INTERCONEXIÓN MES DE DIC 2020, <text:s/>MEDICIÓN:1.844,30M/TASA 0,008905, COMPENSA FACT#351045</text:p>
          </table:table-cell>
          <table:table-cell table:number-columns-repeated="3"/>
          <table:table-cell table:style-name="ce213" office:value-type="float" office:value="16.42" calcext:value-type="float">
            <text:p>16.42 </text:p>
          </table:table-cell>
          <table:table-cell/>
          <table:table-cell table:style-name="ce213" office:value-type="float" office:value="299.92" calcext:value-type="float">
            <text:p>299.9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50</text:p>
          </table:table-cell>
          <table:table-cell table:style-name="ce208" office:value-type="date" office:date-value="2021-02-05" calcext:value-type="date">
            <text:p>05-feb-21</text:p>
          </table:table-cell>
          <table:table-cell table:style-name="ce210" office:value-type="string" calcext:value-type="string">
            <text:p>Fact # 32049023 ETA001-ETAPA EP SERVICIOS DE FACILIDADES Y COUBICACIÓN MES DE ENERO 2021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583.42" calcext:value-type="float">
            <text:p>583.4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64</text:p>
          </table:table-cell>
          <table:table-cell table:style-name="ce207" office:value-type="date" office:date-value="2021-02-11" calcext:value-type="date">
            <text:p>11-feb-21</text:p>
          </table:table-cell>
          <table:table-cell table:style-name="ce201" office:value-type="string" calcext:value-type="string">
            <text:p>Fact # 32062265 ETA001-ETAPA EP INTERCONEXIÓN MES DE ENERO 2021, MIN: 2.019,35M/TASA 0,008905, COMPENSA FACTURA#353373</text:p>
          </table:table-cell>
          <table:table-cell table:number-columns-repeated="3"/>
          <table:table-cell table:style-name="ce213" office:value-type="float" office:value="17.98" calcext:value-type="float">
            <text:p>17.98 </text:p>
          </table:table-cell>
          <table:table-cell/>
          <table:table-cell table:style-name="ce213" office:value-type="float" office:value="601.4" calcext:value-type="float">
            <text:p>601.4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23</text:p>
          </table:table-cell>
          <table:table-cell table:style-name="ce208" office:value-type="date" office:date-value="2021-03-08" calcext:value-type="date">
            <text:p>08-mar-21</text:p>
          </table:table-cell>
          <table:table-cell table:style-name="ce210" office:value-type="string" calcext:value-type="string">
            <text:p>Fact # 32418883 ETA001-ETAPA EP FACILIDADES Y CO-UBICACIÓN/FEBRERO-2021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884.9" calcext:value-type="float">
            <text:p>884.90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41</text:p>
          </table:table-cell>
          <table:table-cell table:style-name="ce207" office:value-type="date" office:date-value="2021-03-08" calcext:value-type="date">
            <text:p>08-mar-21</text:p>
          </table:table-cell>
          <table:table-cell table:style-name="ce201" office:value-type="string" calcext:value-type="string">
            <text:p>Fact # 32418944 ETA001-ETAPA EP INTERCONEXIÓN MES DE FEB 2021, MIN 1.801,25/TASA 0,008905, COMPENSA FACTURA#355806</text:p>
          </table:table-cell>
          <table:table-cell table:number-columns-repeated="3"/>
          <table:table-cell table:style-name="ce213" office:value-type="float" office:value="16.04" calcext:value-type="float">
            <text:p>16.04 </text:p>
          </table:table-cell>
          <table:table-cell/>
          <table:table-cell table:style-name="ce213" office:value-type="float" office:value="900.94" calcext:value-type="float">
            <text:p>900.9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12</text:p>
          </table:table-cell>
          <table:table-cell table:style-name="ce208" office:value-type="date" office:date-value="2021-04-06" calcext:value-type="date">
            <text:p>06-abr-21</text:p>
          </table:table-cell>
          <table:table-cell table:style-name="ce210" office:value-type="string" calcext:value-type="string">
            <text:p>Fact # 32758143 ETA001-ETAPA EP FACILIDADES Y CO-UBICACIÓN/MARZO-2021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1184.44" calcext:value-type="float">
            <text:p>1,184.44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14</text:p>
          </table:table-cell>
          <table:table-cell table:style-name="ce207" office:value-type="date" office:date-value="2021-04-09" calcext:value-type="date">
            <text:p>09-abr-21</text:p>
          </table:table-cell>
          <table:table-cell table:style-name="ce201" office:value-type="string" calcext:value-type="string">
            <text:p>Fact # 32771382 ETA001-ETAPA EP INTERCOENXION MES DE MARZO 2021, M3.203,30/TASA 0,008905</text:p>
          </table:table-cell>
          <table:table-cell table:number-columns-repeated="3"/>
          <table:table-cell table:style-name="ce213" office:value-type="float" office:value="28.53" calcext:value-type="float">
            <text:p>28.53 </text:p>
          </table:table-cell>
          <table:table-cell/>
          <table:table-cell table:style-name="ce213" office:value-type="float" office:value="1212.97" calcext:value-type="float">
            <text:p>1,212.9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31</text:p>
          </table:table-cell>
          <table:table-cell table:style-name="ce208" office:value-type="date" office:date-value="2021-05-10" calcext:value-type="date">
            <text:p>10-may-21</text:p>
          </table:table-cell>
          <table:table-cell table:style-name="ce210" office:value-type="string" calcext:value-type="string">
            <text:p>Fact # 33122500 ETA001-ETAPA EP SERVICIO POR FACILIDADES Y CO-UBICACIÓN/ABRIL-2021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1496.47" calcext:value-type="float">
            <text:p>1,496.47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46</text:p>
          </table:table-cell>
          <table:table-cell table:style-name="ce207" office:value-type="date" office:date-value="2021-05-10" calcext:value-type="date">
            <text:p>10-may-21</text:p>
          </table:table-cell>
          <table:table-cell table:style-name="ce201" office:value-type="string" calcext:value-type="string">
            <text:p>Fact # 33122501 ETA001-ETAPA EP INTERCONEXIÓN MES DE ABRIL 2021</text:p>
          </table:table-cell>
          <table:table-cell table:number-columns-repeated="3"/>
          <table:table-cell table:style-name="ce213" office:value-type="float" office:value="18.61" calcext:value-type="float">
            <text:p>18.61 </text:p>
          </table:table-cell>
          <table:table-cell/>
          <table:table-cell table:style-name="ce213" office:value-type="float" office:value="1515.08" calcext:value-type="float">
            <text:p>1,515.0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40</text:p>
          </table:table-cell>
          <table:table-cell table:style-name="ce208" office:value-type="date" office:date-value="2021-06-04" calcext:value-type="date">
            <text:p>04-jun-21</text:p>
          </table:table-cell>
          <table:table-cell table:style-name="ce210" office:value-type="string" calcext:value-type="string">
            <text:p>Fact # 33469542 ETA001-ETAPA EP SERVICIO DE FACILIDADES Y CO-UBICACIÓN LINKOTEL S.A. MAYO 2021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1798.58" calcext:value-type="float">
            <text:p>1,798.5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39</text:p>
          </table:table-cell>
          <table:table-cell table:style-name="ce207" office:value-type="date" office:date-value="2021-06-18" calcext:value-type="date">
            <text:p>18-jun-21</text:p>
          </table:table-cell>
          <table:table-cell table:style-name="ce201" office:value-type="string" calcext:value-type="string">
            <text:p>Fact # 33567781 ETA001-ETAPA EP INTERCONEXIÓN MES DE MAYO 2021, MIN 3.429,40M/TASA 0,008905, COMPENSA FACTURA#363399</text:p>
          </table:table-cell>
          <table:table-cell table:number-columns-repeated="3"/>
          <table:table-cell table:style-name="ce213" office:value-type="float" office:value="30.54" calcext:value-type="float">
            <text:p>30.54 </text:p>
          </table:table-cell>
          <table:table-cell/>
          <table:table-cell table:style-name="ce213" office:value-type="float" office:value="1829.12" calcext:value-type="float">
            <text:p>1,829.1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26</text:p>
          </table:table-cell>
          <table:table-cell table:style-name="ce208" office:value-type="date" office:date-value="2021-07-07" calcext:value-type="date">
            <text:p>07-jul-21</text:p>
          </table:table-cell>
          <table:table-cell table:style-name="ce210" office:value-type="string" calcext:value-type="string">
            <text:p>Fact # 33823749 ETA001-ETAPA EP FACILIDADES Y CO-UBICACIÓN LINKOTEL S.A. JUNIO 2021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2112.62" calcext:value-type="float">
            <text:p>2,112.62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25</text:p>
          </table:table-cell>
          <table:table-cell table:style-name="ce207" office:value-type="date" office:date-value="2021-07-12" calcext:value-type="date">
            <text:p>12-jul-21</text:p>
          </table:table-cell>
          <table:table-cell table:style-name="ce201" office:value-type="string" calcext:value-type="string">
            <text:p>Fact # 33837547 ETA001-ETAPA EP INTERCONEXIÓN MES DE <text:s/>JUNIO 2021, MIN 4.082,90M/TASA 0,008905</text:p>
          </table:table-cell>
          <table:table-cell table:number-columns-repeated="3"/>
          <table:table-cell table:style-name="ce213" office:value-type="float" office:value="36.36" calcext:value-type="float">
            <text:p>36.36 </text:p>
          </table:table-cell>
          <table:table-cell/>
          <table:table-cell table:style-name="ce213" office:value-type="float" office:value="2148.98" calcext:value-type="float">
            <text:p>2,148.9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6" office:value-type="string" calcext:value-type="string">
            <text:p>DF-13</text:p>
          </table:table-cell>
          <table:table-cell table:style-name="ce208" office:value-type="date" office:date-value="2021-08-05" calcext:value-type="date">
            <text:p>05-ago-21</text:p>
          </table:table-cell>
          <table:table-cell table:style-name="ce210" office:value-type="string" calcext:value-type="string">
            <text:p>Fact # 34175253 ETA001-ETAPA EP FACILIDADES Y CO-UBICACIÓN JULIO 2021</text:p>
          </table:table-cell>
          <table:table-cell table:style-name="ce212" table:number-columns-repeated="3"/>
          <table:table-cell table:style-name="ce214" office:value-type="float" office:value="283.5" calcext:value-type="float">
            <text:p>283.50 </text:p>
          </table:table-cell>
          <table:table-cell/>
          <table:table-cell table:style-name="ce213" office:value-type="float" office:value="2432.48" calcext:value-type="float">
            <text:p>2,432.48 </text:p>
          </table:table-cell>
          <table:table-cell table:number-columns-repeated="1013"/>
        </table:table-row>
        <table:table-row table:style-name="ro2">
          <table:table-cell table:style-name="ce202" office:value-type="float" office:value="51030215" calcext:value-type="float">
            <text:p>51030215</text:p>
          </table:table-cell>
          <table:table-cell table:style-name="ce204" office:value-type="string" calcext:value-type="string">
            <text:p>ETAPA EP</text:p>
          </table:table-cell>
          <table:table-cell table:style-name="ce205" office:value-type="string" calcext:value-type="string">
            <text:p>DF-47</text:p>
          </table:table-cell>
          <table:table-cell table:style-name="ce207" office:value-type="date" office:date-value="2021-08-12" calcext:value-type="date">
            <text:p>12-ago-21</text:p>
          </table:table-cell>
          <table:table-cell table:style-name="ce201" office:value-type="string" calcext:value-type="string">
            <text:p>Fact # 34188536 ETA001-ETAPA EP INTERCONEXIÓN MES DE JULIO 2021, MIN 3.480,62M/TASA 0,008905, COMPENSA FACT#368632</text:p>
          </table:table-cell>
          <table:table-cell table:number-columns-repeated="3"/>
          <table:table-cell table:style-name="ce213" office:value-type="float" office:value="30.99" calcext:value-type="float">
            <text:p>30.99 </text:p>
          </table:table-cell>
          <table:table-cell/>
          <table:table-cell table:style-name="ce213" office:value-type="float" office:value="2463.47" calcext:value-type="float">
            <text:p>2,463.47 </text:p>
          </table:table-cell>
          <table:table-cell table:number-columns-repeated="1013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/>
      <number:text> de </number:text>
      <number:month number:textual="true"/>
      <number:text> de </number:text>
      <number:year/>
    </number:date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/>
    </number:number-style>
    <number:number-style style:name="N155">
      <style:text-properties fo:color="#ff0000"/>
      <number:number number:decimal-places="0" loext:min-decimal-places="0" number:min-integer-digits="1"/>
      <style:map style:condition="value()&gt;=0" style:apply-style-name="N155P0"/>
    </number:number-style>
    <number:number-style style:name="N156">
      <number:text>$</number:text>
      <number:number number:decimal-places="0" loext:min-decimal-places="0" number:min-integer-digits="1" number:grouping="true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3" loext:min-decimal-places="3" number:min-integer-digits="1"/>
      <number:text>%</number:text>
    </number:percentage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3">
      <number:text-content/>
      <style:map style:condition="value()&lt;=1.79769313486232E+308" style:apply-style-name="N163P0"/>
    </number:text-style>
    <number:date-style style:name="N164">
      <number:day number:style="long"/>
      <number:text>-</number:text>
      <number:month number:textual="true"/>
      <number:text>-</number:text>
      <number:year number:style="long"/>
    </number:date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6">
      <number:number number:decimal-places="1" loext:min-decimal-places="1" number:min-integer-digits="1" number:grouping="true"/>
    </number:number-style>
    <number:number-style style:name="N167P0" style:volatile="true">
      <number:text>-</number:text>
      <number:number number:decimal-places="2" loext:min-decimal-places="2" number:min-integer-digits="1" number:grouping="true"/>
    </number:number-style>
    <number:number-style style:name="N167"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number-style style:name="N168">
      <number:number number:decimal-places="1" loext:min-decimal-places="1" number:min-integer-digits="1"/>
    </number:number-style>
    <number:percentage-style style:name="N169">
      <number:number number:decimal-places="1" loext:min-decimal-places="1" number:min-integer-digits="1"/>
      <number:text>%</number:text>
    </number:percentage-style>
    <number:percentage-style style:name="N170">
      <number:number number:decimal-places="0" loext:min-decimal-places="0" number:min-integer-digits="1"/>
      <number:text>%</number:text>
    </number:percentage-style>
    <number:percentage-style style:name="N171">
      <number:number number:decimal-places="2" loext:min-decimal-places="2" number:min-integer-digits="1"/>
      <number:text>%</number:text>
    </number:percentage-style>
    <number:number-style style:name="N172">
      <number:number number:decimal-places="3" loext:min-decimal-places="3" number:min-integer-digits="1"/>
    </number:number-style>
    <number:number-style style:name="N173">
      <number:number number:decimal-places="5" loext:min-decimal-places="5" number:min-integer-digits="1"/>
    </number:number-style>
    <number:number-style style:name="N174">
      <number:number number:decimal-places="4" loext:min-decimal-places="4" number:min-integer-digits="1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0:24:30.6338966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1-09T11:52:10.564188221</dc:date>
    <meta:editing-cycles>9</meta:editing-cycles>
    <meta:editing-duration>PT1H12M29S</meta:editing-duration>
    <meta:document-statistic meta:table-count="3" meta:cell-count="1114" meta:object-count="0"/>
  </office:meta>
</office:document-meta>
</file>